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Data from test.root, Units: degrees</text:p>
          </table:table-cell>
          <table:table-cell table:number-columns-repeated="6"/>
          <table:table-cell table:style-name="ce1" office:value-type="string">
            <text:p>Data from test.root, Units: degree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Theta</text:p>
          </table:table-cell>
          <table:table-cell office:value-type="string">
            <text:p>uTheta</text:p>
          </table:table-cell>
          <table:table-cell office:value-type="string">
            <text:p>Phi</text:p>
          </table:table-cell>
          <table:table-cell office:value-type="string">
            <text:p>uPhi</text:p>
          </table:table-cell>
          <table:table-cell office:value-type="string">
            <text:p>Yield</text:p>
          </table:table-cell>
          <table:table-cell office:value-type="string">
            <text:p>uYield</text:p>
          </table:table-cell>
          <table:table-cell/>
          <table:table-cell table:style-name="Default" office:value-type="string">
            <text:p>Theta</text:p>
          </table:table-cell>
          <table:table-cell table:style-name="Default" office:value-type="string">
            <text:p>uTheta</text:p>
          </table:table-cell>
          <table:table-cell table:style-name="Default" office:value-type="string">
            <text:p>Phi</text:p>
          </table:table-cell>
          <table:table-cell table:style-name="Default" office:value-type="string">
            <text:p>uPhi</text:p>
          </table:table-cell>
          <table:table-cell office:value-type="string">
            <text:p>Yield</text:p>
          </table:table-cell>
          <table:table-cell office:value-type="string">
            <text:p>uYield</text:p>
          </table:table-cell>
        </table:table-row>
        <table:table-row table:style-name="ro1">
          <table:table-cell table:number-columns-repeated="6" office:value-type="string">
            <text:p><text:s/>-------</text:p>
          </table:table-cell>
          <table:table-cell/>
          <table:table-cell table:style-name="Default" office:value-type="string">
            <text:p><text:s/>-------</text:p>
          </table:table-cell>
          <table:table-cell table:style-name="Default" office:value-type="string">
            <text:p><text:s/>-------</text:p>
          </table:table-cell>
          <table:table-cell table:style-name="Default" office:value-type="string">
            <text:p><text:s/>-------</text:p>
          </table:table-cell>
          <table:table-cell table:style-name="Default" office:value-type="string">
            <text:p><text:s/>-------</text:p>
          </table:table-cell>
          <table:table-cell table:number-columns-repeated="2" office:value-type="string">
            <text:p><text:s/>-------</text:p>
          </table:table-cell>
        </table:table-row>
        <table:table-row table:style-name="ro1">
          <table:table-cell office:value-type="float" office:value="-0.955">
            <text:p>-0.955</text:p>
          </table:table-cell>
          <table:table-cell office:value-type="float" office:value="0.029">
            <text:p>0.029</text:p>
          </table:table-cell>
          <table:table-cell office:value-type="float" office:value="1.471">
            <text:p>1.471</text:p>
          </table:table-cell>
          <table:table-cell office:value-type="float" office:value="0.689">
            <text:p>0.689</text:p>
          </table:table-cell>
          <table:table-cell office:value-type="float" office:value="13">
            <text:p>13</text:p>
          </table:table-cell>
          <table:table-cell office:value-type="float" office:value="3.6">
            <text:p>3.6</text:p>
          </table:table-cell>
          <table:table-cell/>
          <table:table-cell table:formula="of:=ACOS([.A4])*180/PI()" office:value-type="float" office:value="162.746146882643">
            <text:p>163</text:p>
          </table:table-cell>
          <table:table-cell table:formula="of:=1/SQRT(1-[.A4]^2)*[.B4]*180/PI()" office:value-type="float" office:value="5.60197275806949">
            <text:p>6</text:p>
          </table:table-cell>
          <table:table-cell table:formula="of:=[.C4]*180/PI()" office:value-type="float" office:value="84.2820916637441">
            <text:p>84</text:p>
          </table:table-cell>
          <table:table-cell table:formula="of:=[.D4]*180/PI()" office:value-type="float" office:value="39.4767920845137">
            <text:p>39</text:p>
          </table:table-cell>
          <table:table-cell table:formula="of:=[.E4]" office:value-type="float" office:value="13">
            <text:p>13</text:p>
          </table:table-cell>
          <table:table-cell table:formula="of:=[.F4]" office:value-type="float" office:value="3.6">
            <text:p>3.6</text:p>
          </table:table-cell>
        </table:table-row>
        <table:table-row table:style-name="ro1">
          <table:table-cell office:value-type="float" office:value="-0.946">
            <text:p>-0.946</text:p>
          </table:table-cell>
          <table:table-cell office:value-type="float" office:value="0.039">
            <text:p>0.039</text:p>
          </table:table-cell>
          <table:table-cell office:value-type="float" office:value="1.492">
            <text:p>1.492</text:p>
          </table:table-cell>
          <table:table-cell office:value-type="float" office:value="0.949">
            <text:p>0.949</text:p>
          </table:table-cell>
          <table:table-cell office:value-type="float" office:value="18">
            <text:p>18</text:p>
          </table:table-cell>
          <table:table-cell office:value-type="float" office:value="4.2">
            <text:p>4.2</text:p>
          </table:table-cell>
          <table:table-cell/>
          <table:table-cell table:formula="of:=ACOS([.A5])*180/PI()" office:value-type="float" office:value="161.084907202717">
            <text:p>161</text:p>
          </table:table-cell>
          <table:table-cell table:formula="of:=1/SQRT(1-[.A5]^2)*[.B5]*180/PI()" office:value-type="float" office:value="6.89316924323102">
            <text:p>7</text:p>
          </table:table-cell>
          <table:table-cell table:formula="of:=[.C5]*180/PI()" office:value-type="float" office:value="85.4853030335188">
            <text:p>85</text:p>
          </table:table-cell>
          <table:table-cell table:formula="of:=[.D5]*180/PI()" office:value-type="float" office:value="54.3736947579151">
            <text:p>54</text:p>
          </table:table-cell>
          <table:table-cell table:formula="of:=[.E5]" office:value-type="float" office:value="18">
            <text:p>18</text:p>
          </table:table-cell>
          <table:table-cell table:formula="of:=[.F5]" office:value-type="float" office:value="4.2">
            <text:p>4.2</text:p>
          </table:table-cell>
        </table:table-row>
        <table:table-row table:style-name="ro1">
          <table:table-cell office:value-type="float" office:value="-0.894">
            <text:p>-0.894</text:p>
          </table:table-cell>
          <table:table-cell office:value-type="float" office:value="0.144">
            <text:p>0.144</text:p>
          </table:table-cell>
          <table:table-cell office:value-type="float" office:value="1.498">
            <text:p>1.498</text:p>
          </table:table-cell>
          <table:table-cell office:value-type="float" office:value="0.706">
            <text:p>0.706</text:p>
          </table:table-cell>
          <table:table-cell office:value-type="float" office:value="18">
            <text:p>18</text:p>
          </table:table-cell>
          <table:table-cell office:value-type="float" office:value="4.2">
            <text:p>4.2</text:p>
          </table:table-cell>
          <table:table-cell/>
          <table:table-cell table:formula="of:=ACOS([.A6])*180/PI()" office:value-type="float" office:value="153.380270455671">
            <text:p>153</text:p>
          </table:table-cell>
          <table:table-cell table:formula="of:=1/SQRT(1-[.A6]^2)*[.B6]*180/PI()" office:value-type="float" office:value="18.4137483895474">
            <text:p>18</text:p>
          </table:table-cell>
          <table:table-cell table:formula="of:=[.C6]*180/PI()" office:value-type="float" office:value="85.8290777105973">
            <text:p>86</text:p>
          </table:table-cell>
          <table:table-cell table:formula="of:=[.D6]*180/PI()" office:value-type="float" office:value="40.4508203362361">
            <text:p>40</text:p>
          </table:table-cell>
          <table:table-cell table:formula="of:=[.E6]" office:value-type="float" office:value="18">
            <text:p>18</text:p>
          </table:table-cell>
          <table:table-cell table:formula="of:=[.F6]" office:value-type="float" office:value="4.2">
            <text:p>4.2</text:p>
          </table:table-cell>
        </table:table-row>
        <table:table-row table:style-name="ro1">
          <table:table-cell office:value-type="float" office:value="-0.923">
            <text:p>-0.923</text:p>
          </table:table-cell>
          <table:table-cell office:value-type="float" office:value="0.056">
            <text:p>0.056</text:p>
          </table:table-cell>
          <table:table-cell office:value-type="float" office:value="1.318">
            <text:p>1.318</text:p>
          </table:table-cell>
          <table:table-cell office:value-type="float" office:value="0.756">
            <text:p>0.756</text:p>
          </table:table-cell>
          <table:table-cell office:value-type="float" office:value="33">
            <text:p>33</text:p>
          </table:table-cell>
          <table:table-cell office:value-type="float" office:value="5.7">
            <text:p>5.7</text:p>
          </table:table-cell>
          <table:table-cell/>
          <table:table-cell table:formula="of:=ACOS([.A7])*180/PI()" office:value-type="float" office:value="157.368678644859">
            <text:p>157</text:p>
          </table:table-cell>
          <table:table-cell table:formula="of:=1/SQRT(1-[.A7]^2)*[.B7]*180/PI()" office:value-type="float" office:value="8.33826425705395">
            <text:p>8</text:p>
          </table:table-cell>
          <table:table-cell table:formula="of:=[.C7]*180/PI()" office:value-type="float" office:value="75.5158373982425">
            <text:p>76</text:p>
          </table:table-cell>
          <table:table-cell table:formula="of:=[.D7]*180/PI()" office:value-type="float" office:value="43.3156093118902">
            <text:p>43</text:p>
          </table:table-cell>
          <table:table-cell table:formula="of:=[.E7]" office:value-type="float" office:value="33">
            <text:p>33</text:p>
          </table:table-cell>
          <table:table-cell table:formula="of:=[.F7]" office:value-type="float" office:value="5.7">
            <text:p>5.7</text:p>
          </table:table-cell>
        </table:table-row>
        <table:table-row table:style-name="ro1">
          <table:table-cell office:value-type="float" office:value="-0.916">
            <text:p>-0.916</text:p>
          </table:table-cell>
          <table:table-cell office:value-type="float" office:value="0.049">
            <text:p>0.049</text:p>
          </table:table-cell>
          <table:table-cell office:value-type="float" office:value="1.48">
            <text:p>1.48</text:p>
          </table:table-cell>
          <table:table-cell office:value-type="float" office:value="0.491">
            <text:p>0.491</text:p>
          </table:table-cell>
          <table:table-cell office:value-type="float" office:value="43">
            <text:p>43</text:p>
          </table:table-cell>
          <table:table-cell office:value-type="float" office:value="6.6">
            <text:p>6.6</text:p>
          </table:table-cell>
          <table:table-cell/>
          <table:table-cell table:formula="of:=ACOS([.A8])*180/PI()" office:value-type="float" office:value="156.34814182455">
            <text:p>156</text:p>
          </table:table-cell>
          <table:table-cell table:formula="of:=1/SQRT(1-[.A8]^2)*[.B8]*180/PI()" office:value-type="float" office:value="6.99811890066122">
            <text:p>7</text:p>
          </table:table-cell>
          <table:table-cell table:formula="of:=[.C8]*180/PI()" office:value-type="float" office:value="84.7977536793618">
            <text:p>85</text:p>
          </table:table-cell>
          <table:table-cell table:formula="of:=[.D8]*180/PI()" office:value-type="float" office:value="28.1322277409234">
            <text:p>28</text:p>
          </table:table-cell>
          <table:table-cell table:formula="of:=[.E8]" office:value-type="float" office:value="43">
            <text:p>43</text:p>
          </table:table-cell>
          <table:table-cell table:formula="of:=[.F8]" office:value-type="float" office:value="6.6">
            <text:p>6.6</text:p>
          </table:table-cell>
        </table:table-row>
        <table:table-row table:style-name="ro1">
          <table:table-cell office:value-type="float" office:value="-0.862">
            <text:p>-0.862</text:p>
          </table:table-cell>
          <table:table-cell office:value-type="float" office:value="0.127">
            <text:p>0.127</text:p>
          </table:table-cell>
          <table:table-cell office:value-type="float" office:value="1.567">
            <text:p>1.567</text:p>
          </table:table-cell>
          <table:table-cell office:value-type="float" office:value="0.566">
            <text:p>0.566</text:p>
          </table:table-cell>
          <table:table-cell office:value-type="float" office:value="47">
            <text:p>47</text:p>
          </table:table-cell>
          <table:table-cell office:value-type="float" office:value="6.9">
            <text:p>6.9</text:p>
          </table:table-cell>
          <table:table-cell/>
          <table:table-cell table:formula="of:=ACOS([.A9])*180/PI()" office:value-type="float" office:value="149.541889912826">
            <text:p>150</text:p>
          </table:table-cell>
          <table:table-cell table:formula="of:=1/SQRT(1-[.A9]^2)*[.B9]*180/PI()" office:value-type="float" office:value="14.3547942430667">
            <text:p>14</text:p>
          </table:table-cell>
          <table:table-cell table:formula="of:=[.C9]*180/PI()" office:value-type="float" office:value="89.782486497">
            <text:p>90</text:p>
          </table:table-cell>
          <table:table-cell table:formula="of:=[.D9]*180/PI()" office:value-type="float" office:value="32.4294112044046">
            <text:p>32</text:p>
          </table:table-cell>
          <table:table-cell table:formula="of:=[.E9]" office:value-type="float" office:value="47">
            <text:p>47</text:p>
          </table:table-cell>
          <table:table-cell table:formula="of:=[.F9]" office:value-type="float" office:value="6.9">
            <text:p>6.9</text:p>
          </table:table-cell>
        </table:table-row>
        <table:table-row table:style-name="ro1">
          <table:table-cell office:value-type="float" office:value="-0.855">
            <text:p>-0.855</text:p>
          </table:table-cell>
          <table:table-cell office:value-type="float" office:value="0.117">
            <text:p>0.117</text:p>
          </table:table-cell>
          <table:table-cell office:value-type="float" office:value="1.583">
            <text:p>1.583</text:p>
          </table:table-cell>
          <table:table-cell office:value-type="float" office:value="0.717">
            <text:p>0.717</text:p>
          </table:table-cell>
          <table:table-cell office:value-type="float" office:value="56">
            <text:p>56</text:p>
          </table:table-cell>
          <table:table-cell office:value-type="float" office:value="7.5">
            <text:p>7.5</text:p>
          </table:table-cell>
          <table:table-cell/>
          <table:table-cell table:formula="of:=ACOS([.A10])*180/PI()" office:value-type="float" office:value="148.759734783818">
            <text:p>149</text:p>
          </table:table-cell>
          <table:table-cell table:formula="of:=1/SQRT(1-[.A10]^2)*[.B10]*180/PI()" office:value-type="float" office:value="12.9256542892759">
            <text:p>13</text:p>
          </table:table-cell>
          <table:table-cell table:formula="of:=[.C10]*180/PI()" office:value-type="float" office:value="90.6992189692093">
            <text:p>91</text:p>
          </table:table-cell>
          <table:table-cell table:formula="of:=[.D10]*180/PI()" office:value-type="float" office:value="41.08107391088">
            <text:p>41</text:p>
          </table:table-cell>
          <table:table-cell table:formula="of:=[.E10]" office:value-type="float" office:value="56">
            <text:p>56</text:p>
          </table:table-cell>
          <table:table-cell table:formula="of:=[.F10]" office:value-type="float" office:value="7.5">
            <text:p>7.5</text:p>
          </table:table-cell>
        </table:table-row>
        <table:table-row table:style-name="ro1">
          <table:table-cell office:value-type="float" office:value="-0.84">
            <text:p>-0.84</text:p>
          </table:table-cell>
          <table:table-cell office:value-type="float" office:value="0.142">
            <text:p>0.142</text:p>
          </table:table-cell>
          <table:table-cell office:value-type="float" office:value="1.583">
            <text:p>1.583</text:p>
          </table:table-cell>
          <table:table-cell office:value-type="float" office:value="0.719">
            <text:p>0.719</text:p>
          </table:table-cell>
          <table:table-cell office:value-type="float" office:value="72">
            <text:p>72</text:p>
          </table:table-cell>
          <table:table-cell office:value-type="float" office:value="8.5">
            <text:p>8.5</text:p>
          </table:table-cell>
          <table:table-cell/>
          <table:table-cell table:formula="of:=ACOS([.A11])*180/PI()" office:value-type="float" office:value="147.140119621111">
            <text:p>147</text:p>
          </table:table-cell>
          <table:table-cell table:formula="of:=1/SQRT(1-[.A11]^2)*[.B11]*180/PI()" office:value-type="float" office:value="14.9948482142207">
            <text:p>15</text:p>
          </table:table-cell>
          <table:table-cell table:formula="of:=[.C11]*180/PI()" office:value-type="float" office:value="90.6992189692093">
            <text:p>91</text:p>
          </table:table-cell>
          <table:table-cell table:formula="of:=[.D11]*180/PI()" office:value-type="float" office:value="41.1956654699062">
            <text:p>41</text:p>
          </table:table-cell>
          <table:table-cell table:formula="of:=[.E11]" office:value-type="float" office:value="72">
            <text:p>72</text:p>
          </table:table-cell>
          <table:table-cell table:formula="of:=[.F11]" office:value-type="float" office:value="8.5">
            <text:p>8.5</text:p>
          </table:table-cell>
        </table:table-row>
        <table:table-row table:style-name="ro1">
          <table:table-cell office:value-type="float" office:value="-0.805">
            <text:p>-0.805</text:p>
          </table:table-cell>
          <table:table-cell office:value-type="float" office:value="0.087">
            <text:p>0.087</text:p>
          </table:table-cell>
          <table:table-cell office:value-type="float" office:value="1.595">
            <text:p>1.595</text:p>
          </table:table-cell>
          <table:table-cell office:value-type="float" office:value="0.531">
            <text:p>0.531</text:p>
          </table:table-cell>
          <table:table-cell office:value-type="float" office:value="86">
            <text:p>86</text:p>
          </table:table-cell>
          <table:table-cell office:value-type="float" office:value="9.3">
            <text:p>9.3</text:p>
          </table:table-cell>
          <table:table-cell/>
          <table:table-cell table:formula="of:=ACOS([.A12])*180/PI()" office:value-type="float" office:value="143.610255322466">
            <text:p>144</text:p>
          </table:table-cell>
          <table:table-cell table:formula="of:=1/SQRT(1-[.A12]^2)*[.B12]*180/PI()" office:value-type="float" office:value="8.40206382421083">
            <text:p>8</text:p>
          </table:table-cell>
          <table:table-cell table:formula="of:=[.C12]*180/PI()" office:value-type="float" office:value="91.3867683233663">
            <text:p>91</text:p>
          </table:table-cell>
          <table:table-cell table:formula="of:=[.D12]*180/PI()" office:value-type="float" office:value="30.4240589214467">
            <text:p>30</text:p>
          </table:table-cell>
          <table:table-cell table:formula="of:=[.E12]" office:value-type="float" office:value="86">
            <text:p>86</text:p>
          </table:table-cell>
          <table:table-cell table:formula="of:=[.F12]" office:value-type="float" office:value="9.3">
            <text:p>9.3</text:p>
          </table:table-cell>
        </table:table-row>
        <table:table-row table:style-name="ro1">
          <table:table-cell office:value-type="float" office:value="-0.777">
            <text:p>-0.777</text:p>
          </table:table-cell>
          <table:table-cell office:value-type="float" office:value="0.087">
            <text:p>0.087</text:p>
          </table:table-cell>
          <table:table-cell office:value-type="float" office:value="1.636">
            <text:p>1.636</text:p>
          </table:table-cell>
          <table:table-cell office:value-type="float" office:value="0.524">
            <text:p>0.524</text:p>
          </table:table-cell>
          <table:table-cell office:value-type="float" office:value="102">
            <text:p>102</text:p>
          </table:table-cell>
          <table:table-cell office:value-type="float" office:value="10.1">
            <text:p>10.1</text:p>
          </table:table-cell>
          <table:table-cell/>
          <table:table-cell table:formula="of:=ACOS([.A13])*180/PI()" office:value-type="float" office:value="140.986713002871">
            <text:p>141</text:p>
          </table:table-cell>
          <table:table-cell table:formula="of:=1/SQRT(1-[.A13]^2)*[.B13]*180/PI()" office:value-type="float" office:value="7.91855139074371">
            <text:p>8</text:p>
          </table:table-cell>
          <table:table-cell table:formula="of:=[.C13]*180/PI()" office:value-type="float" office:value="93.7358952834027">
            <text:p>94</text:p>
          </table:table-cell>
          <table:table-cell table:formula="of:=[.D13]*180/PI()" office:value-type="float" office:value="30.0229884648551">
            <text:p>30</text:p>
          </table:table-cell>
          <table:table-cell table:formula="of:=[.E13]" office:value-type="float" office:value="102">
            <text:p>102</text:p>
          </table:table-cell>
          <table:table-cell table:formula="of:=[.F13]" office:value-type="float" office:value="10.1">
            <text:p>10.1</text:p>
          </table:table-cell>
        </table:table-row>
        <table:table-row table:style-name="ro1">
          <table:table-cell office:value-type="float" office:value="-0.731">
            <text:p>-0.731</text:p>
          </table:table-cell>
          <table:table-cell office:value-type="float" office:value="0.114">
            <text:p>0.114</text:p>
          </table:table-cell>
          <table:table-cell office:value-type="float" office:value="1.7">
            <text:p>1.7</text:p>
          </table:table-cell>
          <table:table-cell office:value-type="float" office:value="0.472">
            <text:p>0.472</text:p>
          </table:table-cell>
          <table:table-cell office:value-type="float" office:value="104">
            <text:p>104</text:p>
          </table:table-cell>
          <table:table-cell office:value-type="float" office:value="10.2">
            <text:p>10.2</text:p>
          </table:table-cell>
          <table:table-cell/>
          <table:table-cell table:formula="of:=ACOS([.A14])*180/PI()" office:value-type="float" office:value="136.970293215094">
            <text:p>137</text:p>
          </table:table-cell>
          <table:table-cell table:formula="of:=1/SQRT(1-[.A14]^2)*[.B14]*180/PI()" office:value-type="float" office:value="9.57200264187384">
            <text:p>10</text:p>
          </table:table-cell>
          <table:table-cell table:formula="of:=[.C14]*180/PI()" office:value-type="float" office:value="97.4028251722399">
            <text:p>97</text:p>
          </table:table-cell>
          <table:table-cell table:formula="of:=[.D14]*180/PI()" office:value-type="float" office:value="27.0436079301749">
            <text:p>27</text:p>
          </table:table-cell>
          <table:table-cell table:formula="of:=[.E14]" office:value-type="float" office:value="104">
            <text:p>104</text:p>
          </table:table-cell>
          <table:table-cell table:formula="of:=[.F14]" office:value-type="float" office:value="10.2">
            <text:p>10.2</text:p>
          </table:table-cell>
        </table:table-row>
        <table:table-row table:style-name="ro1">
          <table:table-cell office:value-type="float" office:value="-0.672">
            <text:p>-0.672</text:p>
          </table:table-cell>
          <table:table-cell office:value-type="float" office:value="0.151">
            <text:p>0.151</text:p>
          </table:table-cell>
          <table:table-cell office:value-type="float" office:value="1.553">
            <text:p>1.553</text:p>
          </table:table-cell>
          <table:table-cell office:value-type="float" office:value="0.611">
            <text:p>0.611</text:p>
          </table:table-cell>
          <table:table-cell office:value-type="float" office:value="146">
            <text:p>146</text:p>
          </table:table-cell>
          <table:table-cell office:value-type="float" office:value="12.1">
            <text:p>12.1</text:p>
          </table:table-cell>
          <table:table-cell/>
          <table:table-cell table:formula="of:=ACOS([.A15])*180/PI()" office:value-type="float" office:value="132.221614055146">
            <text:p>132</text:p>
          </table:table-cell>
          <table:table-cell table:formula="of:=1/SQRT(1-[.A15]^2)*[.B15]*180/PI()" office:value-type="float" office:value="11.6827348819314">
            <text:p>12</text:p>
          </table:table-cell>
          <table:table-cell table:formula="of:=[.C15]*180/PI()" office:value-type="float" office:value="88.9803455838169">
            <text:p>89</text:p>
          </table:table-cell>
          <table:table-cell table:formula="of:=[.D15]*180/PI()" office:value-type="float" office:value="35.0077212824933">
            <text:p>35</text:p>
          </table:table-cell>
          <table:table-cell table:formula="of:=[.E15]" office:value-type="float" office:value="146">
            <text:p>146</text:p>
          </table:table-cell>
          <table:table-cell table:formula="of:=[.F15]" office:value-type="float" office:value="12.1">
            <text:p>12.1</text:p>
          </table:table-cell>
        </table:table-row>
        <table:table-row table:style-name="ro1">
          <table:table-cell office:value-type="float" office:value="-0.627">
            <text:p>-0.627</text:p>
          </table:table-cell>
          <table:table-cell office:value-type="float" office:value="0.135">
            <text:p>0.135</text:p>
          </table:table-cell>
          <table:table-cell office:value-type="float" office:value="1.73">
            <text:p>1.73</text:p>
          </table:table-cell>
          <table:table-cell office:value-type="float" office:value="0.468">
            <text:p>0.468</text:p>
          </table:table-cell>
          <table:table-cell office:value-type="float" office:value="158">
            <text:p>158</text:p>
          </table:table-cell>
          <table:table-cell office:value-type="float" office:value="12.6">
            <text:p>12.6</text:p>
          </table:table-cell>
          <table:table-cell/>
          <table:table-cell table:formula="of:=ACOS([.A16])*180/PI()" office:value-type="float" office:value="128.829133161415">
            <text:p>129</text:p>
          </table:table-cell>
          <table:table-cell table:formula="of:=1/SQRT(1-[.A16]^2)*[.B16]*180/PI()" office:value-type="float" office:value="9.92906167910339">
            <text:p>10</text:p>
          </table:table-cell>
          <table:table-cell table:formula="of:=[.C16]*180/PI()" office:value-type="float" office:value="99.1216985576324">
            <text:p>99</text:p>
          </table:table-cell>
          <table:table-cell table:formula="of:=[.D16]*180/PI()" office:value-type="float" office:value="26.8144248121225">
            <text:p>27</text:p>
          </table:table-cell>
          <table:table-cell table:formula="of:=[.E16]" office:value-type="float" office:value="158">
            <text:p>158</text:p>
          </table:table-cell>
          <table:table-cell table:formula="of:=[.F16]" office:value-type="float" office:value="12.6">
            <text:p>12.6</text:p>
          </table:table-cell>
        </table:table-row>
        <table:table-row table:style-name="ro1">
          <table:table-cell office:value-type="float" office:value="-0.567">
            <text:p>-0.567</text:p>
          </table:table-cell>
          <table:table-cell office:value-type="float" office:value="0.156">
            <text:p>0.156</text:p>
          </table:table-cell>
          <table:table-cell office:value-type="float" office:value="1.711">
            <text:p>1.711</text:p>
          </table:table-cell>
          <table:table-cell office:value-type="float" office:value="0.436">
            <text:p>0.436</text:p>
          </table:table-cell>
          <table:table-cell office:value-type="float" office:value="152">
            <text:p>152</text:p>
          </table:table-cell>
          <table:table-cell office:value-type="float" office:value="12.3">
            <text:p>12.3</text:p>
          </table:table-cell>
          <table:table-cell/>
          <table:table-cell table:formula="of:=ACOS([.A17])*180/PI()" office:value-type="float" office:value="124.541290458534">
            <text:p>125</text:p>
          </table:table-cell>
          <table:table-cell table:formula="of:=1/SQRT(1-[.A17]^2)*[.B17]*180/PI()" office:value-type="float" office:value="10.8509755361553">
            <text:p>11</text:p>
          </table:table-cell>
          <table:table-cell table:formula="of:=[.C17]*180/PI()" office:value-type="float" office:value="98.0330787468839">
            <text:p>98</text:p>
          </table:table-cell>
          <table:table-cell table:formula="of:=[.D17]*180/PI()" office:value-type="float" office:value="24.9809598677039">
            <text:p>25</text:p>
          </table:table-cell>
          <table:table-cell table:formula="of:=[.E17]" office:value-type="float" office:value="152">
            <text:p>152</text:p>
          </table:table-cell>
          <table:table-cell table:formula="of:=[.F17]" office:value-type="float" office:value="12.3">
            <text:p>12.3</text:p>
          </table:table-cell>
        </table:table-row>
        <table:table-row table:style-name="ro1">
          <table:table-cell office:value-type="float" office:value="-0.531">
            <text:p>-0.531</text:p>
          </table:table-cell>
          <table:table-cell office:value-type="float" office:value="0.176">
            <text:p>0.176</text:p>
          </table:table-cell>
          <table:table-cell office:value-type="float" office:value="1.661">
            <text:p>1.661</text:p>
          </table:table-cell>
          <table:table-cell office:value-type="float" office:value="0.403">
            <text:p>0.403</text:p>
          </table:table-cell>
          <table:table-cell office:value-type="float" office:value="176">
            <text:p>176</text:p>
          </table:table-cell>
          <table:table-cell office:value-type="float" office:value="13.3">
            <text:p>13.3</text:p>
          </table:table-cell>
          <table:table-cell/>
          <table:table-cell table:formula="of:=ACOS([.A18])*180/PI()" office:value-type="float" office:value="122.073045726617">
            <text:p>122</text:p>
          </table:table-cell>
          <table:table-cell table:formula="of:=1/SQRT(1-[.A18]^2)*[.B18]*180/PI()" office:value-type="float" office:value="11.900392443594">
            <text:p>12</text:p>
          </table:table-cell>
          <table:table-cell table:formula="of:=[.C18]*180/PI()" office:value-type="float" office:value="95.1682897712297">
            <text:p>95</text:p>
          </table:table-cell>
          <table:table-cell table:formula="of:=[.D18]*180/PI()" office:value-type="float" office:value="23.0901991437722">
            <text:p>23</text:p>
          </table:table-cell>
          <table:table-cell table:formula="of:=[.E18]" office:value-type="float" office:value="176">
            <text:p>176</text:p>
          </table:table-cell>
          <table:table-cell table:formula="of:=[.F18]" office:value-type="float" office:value="13.3">
            <text:p>13.3</text:p>
          </table:table-cell>
        </table:table-row>
        <table:table-row table:style-name="ro1">
          <table:table-cell office:value-type="float" office:value="-0.458">
            <text:p>-0.458</text:p>
          </table:table-cell>
          <table:table-cell office:value-type="float" office:value="0.159">
            <text:p>0.159</text:p>
          </table:table-cell>
          <table:table-cell office:value-type="float" office:value="1.603">
            <text:p>1.603</text:p>
          </table:table-cell>
          <table:table-cell office:value-type="float" office:value="0.533">
            <text:p>0.533</text:p>
          </table:table-cell>
          <table:table-cell office:value-type="float" office:value="135">
            <text:p>135</text:p>
          </table:table-cell>
          <table:table-cell office:value-type="float" office:value="11.6">
            <text:p>11.6</text:p>
          </table:table-cell>
          <table:table-cell/>
          <table:table-cell table:formula="of:=ACOS([.A19])*180/PI()" office:value-type="float" office:value="117.258126272495">
            <text:p>117</text:p>
          </table:table-cell>
          <table:table-cell table:formula="of:=1/SQRT(1-[.A19]^2)*[.B19]*180/PI()" office:value-type="float" office:value="10.2480527328848">
            <text:p>10</text:p>
          </table:table-cell>
          <table:table-cell table:formula="of:=[.C19]*180/PI()" office:value-type="float" office:value="91.845134559471">
            <text:p>92</text:p>
          </table:table-cell>
          <table:table-cell table:formula="of:=[.D19]*180/PI()" office:value-type="float" office:value="30.5386504804729">
            <text:p>31</text:p>
          </table:table-cell>
          <table:table-cell table:formula="of:=[.E19]" office:value-type="float" office:value="135">
            <text:p>135</text:p>
          </table:table-cell>
          <table:table-cell table:formula="of:=[.F19]" office:value-type="float" office:value="11.6">
            <text:p>11.6</text:p>
          </table:table-cell>
        </table:table-row>
        <table:table-row table:style-name="ro1">
          <table:table-cell office:value-type="float" office:value="0.868">
            <text:p>0.868</text:p>
          </table:table-cell>
          <table:table-cell office:value-type="float" office:value="0.068">
            <text:p>0.068</text:p>
          </table:table-cell>
          <table:table-cell office:value-type="float" office:value="-0.174">
            <text:p>-0.174</text:p>
          </table:table-cell>
          <table:table-cell office:value-type="float" office:value="0.546">
            <text:p>0.546</text:p>
          </table:table-cell>
          <table:table-cell office:value-type="float" office:value="75">
            <text:p>75</text:p>
          </table:table-cell>
          <table:table-cell office:value-type="float" office:value="8.7">
            <text:p>8.7</text:p>
          </table:table-cell>
          <table:table-cell/>
          <table:table-cell table:formula="of:=ACOS([.A20])*180/PI()" office:value-type="float" office:value="29.7729481314333">
            <text:p>30</text:p>
          </table:table-cell>
          <table:table-cell table:formula="of:=1/SQRT(1-[.A20]^2)*[.B20]*180/PI()" office:value-type="float" office:value="7.84614163524593">
            <text:p>8</text:p>
          </table:table-cell>
          <table:table-cell table:formula="of:=[.C20]*180/PI()" office:value-type="float" office:value="-9.96946563527633">
            <text:p>-10</text:p>
          </table:table-cell>
          <table:table-cell table:formula="of:=[.D20]*180/PI()" office:value-type="float" office:value="31.2834956141429">
            <text:p>31</text:p>
          </table:table-cell>
          <table:table-cell table:formula="of:=[.E20]" office:value-type="float" office:value="75">
            <text:p>75</text:p>
          </table:table-cell>
          <table:table-cell table:formula="of:=[.F20]" office:value-type="float" office:value="8.7">
            <text:p>8.7</text:p>
          </table:table-cell>
        </table:table-row>
        <table:table-row table:style-name="ro1">
          <table:table-cell office:value-type="float" office:value="0.827">
            <text:p>0.827</text:p>
          </table:table-cell>
          <table:table-cell office:value-type="float" office:value="0.105">
            <text:p>0.105</text:p>
          </table:table-cell>
          <table:table-cell office:value-type="float" office:value="-0.172">
            <text:p>-0.172</text:p>
          </table:table-cell>
          <table:table-cell office:value-type="float" office:value="0.576">
            <text:p>0.576</text:p>
          </table:table-cell>
          <table:table-cell office:value-type="float" office:value="87">
            <text:p>87</text:p>
          </table:table-cell>
          <table:table-cell office:value-type="float" office:value="9.3">
            <text:p>9.3</text:p>
          </table:table-cell>
          <table:table-cell/>
          <table:table-cell table:formula="of:=ACOS([.A21])*180/PI()" office:value-type="float" office:value="34.2082124454824">
            <text:p>34</text:p>
          </table:table-cell>
          <table:table-cell table:formula="of:=1/SQRT(1-[.A21]^2)*[.B21]*180/PI()" office:value-type="float" office:value="10.7008827681435">
            <text:p>11</text:p>
          </table:table-cell>
          <table:table-cell table:formula="of:=[.C21]*180/PI()" office:value-type="float" office:value="-9.85487407625016">
            <text:p>-10</text:p>
          </table:table-cell>
          <table:table-cell table:formula="of:=[.D21]*180/PI()" office:value-type="float" office:value="33.0023689995354">
            <text:p>33</text:p>
          </table:table-cell>
          <table:table-cell table:formula="of:=[.E21]" office:value-type="float" office:value="87">
            <text:p>87</text:p>
          </table:table-cell>
          <table:table-cell table:formula="of:=[.F21]" office:value-type="float" office:value="9.3">
            <text:p>9.3</text:p>
          </table:table-cell>
        </table:table-row>
        <table:table-row table:style-name="ro1">
          <table:table-cell office:value-type="float" office:value="0.781">
            <text:p>0.781</text:p>
          </table:table-cell>
          <table:table-cell office:value-type="float" office:value="0.149">
            <text:p>0.149</text:p>
          </table:table-cell>
          <table:table-cell office:value-type="float" office:value="-0.134">
            <text:p>-0.134</text:p>
          </table:table-cell>
          <table:table-cell office:value-type="float" office:value="0.458">
            <text:p>0.45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table:formula="of:=ACOS([.A22])*180/PI()" office:value-type="float" office:value="38.6477741389374">
            <text:p>39</text:p>
          </table:table-cell>
          <table:table-cell table:formula="of:=1/SQRT(1-[.A22]^2)*[.B22]*180/PI()" office:value-type="float" office:value="13.6695709559756">
            <text:p>14</text:p>
          </table:table-cell>
          <table:table-cell table:formula="of:=[.C22]*180/PI()" office:value-type="float" office:value="-7.67763445475303">
            <text:p>-8</text:p>
          </table:table-cell>
          <table:table-cell table:formula="of:=[.D22]*180/PI()" office:value-type="float" office:value="26.2414670169917">
            <text:p>26</text:p>
          </table:table-cell>
          <table:table-cell table:formula="of:=[.E22]" office:value-type="float" office:value="100">
            <text:p>100</text:p>
          </table:table-cell>
          <table:table-cell table:formula="of:=[.F22]" office:value-type="float" office:value="10">
            <text:p>10</text:p>
          </table:table-cell>
        </table:table-row>
        <table:table-row table:style-name="ro1">
          <table:table-cell office:value-type="float" office:value="0.739">
            <text:p>0.739</text:p>
          </table:table-cell>
          <table:table-cell office:value-type="float" office:value="0.136">
            <text:p>0.136</text:p>
          </table:table-cell>
          <table:table-cell office:value-type="float" office:value="-0.156">
            <text:p>-0.156</text:p>
          </table:table-cell>
          <table:table-cell office:value-type="float" office:value="0.447">
            <text:p>0.447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/>
          <table:table-cell table:formula="of:=ACOS([.A23])*180/PI()" office:value-type="float" office:value="42.3536995536465">
            <text:p>42</text:p>
          </table:table-cell>
          <table:table-cell table:formula="of:=1/SQRT(1-[.A23]^2)*[.B23]*180/PI()" office:value-type="float" office:value="11.5662212620367">
            <text:p>12</text:p>
          </table:table-cell>
          <table:table-cell table:formula="of:=[.C23]*180/PI()" office:value-type="float" office:value="-8.93814160404084">
            <text:p>-9</text:p>
          </table:table-cell>
          <table:table-cell table:formula="of:=[.D23]*180/PI()" office:value-type="float" office:value="25.6112134423478">
            <text:p>26</text:p>
          </table:table-cell>
          <table:table-cell table:formula="of:=[.E23]" office:value-type="float" office:value="170">
            <text:p>170</text:p>
          </table:table-cell>
          <table:table-cell table:formula="of:=[.F23]" office:value-type="float" office:value="13">
            <text:p>13</text:p>
          </table:table-cell>
        </table:table-row>
        <table:table-row table:style-name="ro1">
          <table:table-cell office:value-type="float" office:value="0.673">
            <text:p>0.673</text:p>
          </table:table-cell>
          <table:table-cell office:value-type="float" office:value="0.173">
            <text:p>0.173</text:p>
          </table:table-cell>
          <table:table-cell office:value-type="float" office:value="-0.157">
            <text:p>-0.157</text:p>
          </table:table-cell>
          <table:table-cell office:value-type="float" office:value="0.454">
            <text:p>0.454</text:p>
          </table:table-cell>
          <table:table-cell office:value-type="float" office:value="175">
            <text:p>175</text:p>
          </table:table-cell>
          <table:table-cell office:value-type="float" office:value="13.2">
            <text:p>13.2</text:p>
          </table:table-cell>
          <table:table-cell/>
          <table:table-cell table:formula="of:=ACOS([.A24])*180/PI()" office:value-type="float" office:value="47.7009693559169">
            <text:p>48</text:p>
          </table:table-cell>
          <table:table-cell table:formula="of:=1/SQRT(1-[.A24]^2)*[.B24]*180/PI()" office:value-type="float" office:value="13.4012987459058">
            <text:p>13</text:p>
          </table:table-cell>
          <table:table-cell table:formula="of:=[.C24]*180/PI()" office:value-type="float" office:value="-8.99543738355393">
            <text:p>-9</text:p>
          </table:table-cell>
          <table:table-cell table:formula="of:=[.D24]*180/PI()" office:value-type="float" office:value="26.0122838989394">
            <text:p>26</text:p>
          </table:table-cell>
          <table:table-cell table:formula="of:=[.E24]" office:value-type="float" office:value="175">
            <text:p>175</text:p>
          </table:table-cell>
          <table:table-cell table:formula="of:=[.F24]" office:value-type="float" office:value="13.2">
            <text:p>13.2</text:p>
          </table:table-cell>
        </table:table-row>
        <table:table-row table:style-name="ro1">
          <table:table-cell office:value-type="float" office:value="0.605">
            <text:p>0.605</text:p>
          </table:table-cell>
          <table:table-cell office:value-type="float" office:value="0.159">
            <text:p>0.159</text:p>
          </table:table-cell>
          <table:table-cell office:value-type="float" office:value="-0.164">
            <text:p>-0.164</text:p>
          </table:table-cell>
          <table:table-cell office:value-type="float" office:value="0.466">
            <text:p>0.466</text:p>
          </table:table-cell>
          <table:table-cell office:value-type="float" office:value="234">
            <text:p>234</text:p>
          </table:table-cell>
          <table:table-cell office:value-type="float" office:value="15.3">
            <text:p>15.3</text:p>
          </table:table-cell>
          <table:table-cell/>
          <table:table-cell table:formula="of:=ACOS([.A25])*180/PI()" office:value-type="float" office:value="52.7711581249265">
            <text:p>53</text:p>
          </table:table-cell>
          <table:table-cell table:formula="of:=1/SQRT(1-[.A25]^2)*[.B25]*180/PI()" office:value-type="float" office:value="11.441519116371">
            <text:p>11</text:p>
          </table:table-cell>
          <table:table-cell table:formula="of:=[.C25]*180/PI()" office:value-type="float" office:value="-9.3965078401455">
            <text:p>-9</text:p>
          </table:table-cell>
          <table:table-cell table:formula="of:=[.D25]*180/PI()" office:value-type="float" office:value="26.6998332530964">
            <text:p>27</text:p>
          </table:table-cell>
          <table:table-cell table:formula="of:=[.E25]" office:value-type="float" office:value="234">
            <text:p>234</text:p>
          </table:table-cell>
          <table:table-cell table:formula="of:=[.F25]" office:value-type="float" office:value="15.3">
            <text:p>15.3</text:p>
          </table:table-cell>
        </table:table-row>
        <table:table-row table:style-name="ro1">
          <table:table-cell office:value-type="float" office:value="0.531">
            <text:p>0.531</text:p>
          </table:table-cell>
          <table:table-cell office:value-type="float" office:value="0.188">
            <text:p>0.188</text:p>
          </table:table-cell>
          <table:table-cell office:value-type="float" office:value="-0.125">
            <text:p>-0.125</text:p>
          </table:table-cell>
          <table:table-cell office:value-type="float" office:value="0.47">
            <text:p>0.47</text:p>
          </table:table-cell>
          <table:table-cell office:value-type="float" office:value="264">
            <text:p>264</text:p>
          </table:table-cell>
          <table:table-cell office:value-type="float" office:value="16.2">
            <text:p>16.2</text:p>
          </table:table-cell>
          <table:table-cell/>
          <table:table-cell table:formula="of:=ACOS([.A26])*180/PI()" office:value-type="float" office:value="57.9269542733835">
            <text:p>58</text:p>
          </table:table-cell>
          <table:table-cell table:formula="of:=1/SQRT(1-[.A26]^2)*[.B26]*180/PI()" office:value-type="float" office:value="12.7117828374754">
            <text:p>13</text:p>
          </table:table-cell>
          <table:table-cell table:formula="of:=[.C26]*180/PI()" office:value-type="float" office:value="-7.16197243913529">
            <text:p>-7</text:p>
          </table:table-cell>
          <table:table-cell table:formula="of:=[.D26]*180/PI()" office:value-type="float" office:value="26.9290163711487">
            <text:p>27</text:p>
          </table:table-cell>
          <table:table-cell table:formula="of:=[.E26]" office:value-type="float" office:value="264">
            <text:p>264</text:p>
          </table:table-cell>
          <table:table-cell table:formula="of:=[.F26]" office:value-type="float" office:value="16.2">
            <text:p>16.2</text:p>
          </table:table-cell>
        </table:table-row>
        <table:table-row table:style-name="ro1">
          <table:table-cell office:value-type="float" office:value="0.442">
            <text:p>0.442</text:p>
          </table:table-cell>
          <table:table-cell office:value-type="float" office:value="0.186">
            <text:p>0.186</text:p>
          </table:table-cell>
          <table:table-cell office:value-type="float" office:value="-0.156">
            <text:p>-0.156</text:p>
          </table:table-cell>
          <table:table-cell office:value-type="float" office:value="0.437">
            <text:p>0.437</text:p>
          </table:table-cell>
          <table:table-cell office:value-type="float" office:value="239">
            <text:p>239</text:p>
          </table:table-cell>
          <table:table-cell office:value-type="float" office:value="15.5">
            <text:p>15.5</text:p>
          </table:table-cell>
          <table:table-cell/>
          <table:table-cell table:formula="of:=ACOS([.A27])*180/PI()" office:value-type="float" office:value="63.7684412102813">
            <text:p>64</text:p>
          </table:table-cell>
          <table:table-cell table:formula="of:=1/SQRT(1-[.A27]^2)*[.B27]*180/PI()" office:value-type="float" office:value="11.8805308661729">
            <text:p>12</text:p>
          </table:table-cell>
          <table:table-cell table:formula="of:=[.C27]*180/PI()" office:value-type="float" office:value="-8.93814160404084">
            <text:p>-9</text:p>
          </table:table-cell>
          <table:table-cell table:formula="of:=[.D27]*180/PI()" office:value-type="float" office:value="25.038255647217">
            <text:p>25</text:p>
          </table:table-cell>
          <table:table-cell table:formula="of:=[.E27]" office:value-type="float" office:value="239">
            <text:p>239</text:p>
          </table:table-cell>
          <table:table-cell table:formula="of:=[.F27]" office:value-type="float" office:value="15.5">
            <text:p>15.5</text:p>
          </table:table-cell>
        </table:table-row>
        <table:table-row table:style-name="ro1">
          <table:table-cell office:value-type="float" office:value="0.369">
            <text:p>0.369</text:p>
          </table:table-cell>
          <table:table-cell office:value-type="float" office:value="0.187">
            <text:p>0.187</text:p>
          </table:table-cell>
          <table:table-cell office:value-type="float" office:value="-0.165">
            <text:p>-0.165</text:p>
          </table:table-cell>
          <table:table-cell office:value-type="float" office:value="0.425">
            <text:p>0.425</text:p>
          </table:table-cell>
          <table:table-cell office:value-type="float" office:value="264">
            <text:p>264</text:p>
          </table:table-cell>
          <table:table-cell office:value-type="float" office:value="16.2">
            <text:p>16.2</text:p>
          </table:table-cell>
          <table:table-cell/>
          <table:table-cell table:formula="of:=ACOS([.A28])*180/PI()" office:value-type="float" office:value="68.3460420890804">
            <text:p>68</text:p>
          </table:table-cell>
          <table:table-cell table:formula="of:=1/SQRT(1-[.A28]^2)*[.B28]*180/PI()" office:value-type="float" office:value="11.5278372175277">
            <text:p>12</text:p>
          </table:table-cell>
          <table:table-cell table:formula="of:=[.C28]*180/PI()" office:value-type="float" office:value="-9.45380361965858">
            <text:p>-9</text:p>
          </table:table-cell>
          <table:table-cell table:formula="of:=[.D28]*180/PI()" office:value-type="float" office:value="24.35070629306">
            <text:p>24</text:p>
          </table:table-cell>
          <table:table-cell table:formula="of:=[.E28]" office:value-type="float" office:value="264">
            <text:p>264</text:p>
          </table:table-cell>
          <table:table-cell table:formula="of:=[.F28]" office:value-type="float" office:value="16.2">
            <text:p>16.2</text:p>
          </table:table-cell>
        </table:table-row>
        <table:table-row table:style-name="ro1">
          <table:table-cell office:value-type="float" office:value="0.256">
            <text:p>0.256</text:p>
          </table:table-cell>
          <table:table-cell office:value-type="float" office:value="0.199">
            <text:p>0.199</text:p>
          </table:table-cell>
          <table:table-cell office:value-type="float" office:value="-0.192">
            <text:p>-0.192</text:p>
          </table:table-cell>
          <table:table-cell office:value-type="float" office:value="0.4">
            <text:p>0.4</text:p>
          </table:table-cell>
          <table:table-cell office:value-type="float" office:value="248">
            <text:p>248</text:p>
          </table:table-cell>
          <table:table-cell office:value-type="float" office:value="15.7">
            <text:p>15.7</text:p>
          </table:table-cell>
          <table:table-cell/>
          <table:table-cell table:formula="of:=ACOS([.A29])*180/PI()" office:value-type="float" office:value="75.1671520791897">
            <text:p>75</text:p>
          </table:table-cell>
          <table:table-cell table:formula="of:=1/SQRT(1-[.A29]^2)*[.B29]*180/PI()" office:value-type="float" office:value="11.7949042954639">
            <text:p>12</text:p>
          </table:table-cell>
          <table:table-cell table:formula="of:=[.C29]*180/PI()" office:value-type="float" office:value="-11.0007896665118">
            <text:p>-11</text:p>
          </table:table-cell>
          <table:table-cell table:formula="of:=[.D29]*180/PI()" office:value-type="float" office:value="22.9183118052329">
            <text:p>23</text:p>
          </table:table-cell>
          <table:table-cell table:formula="of:=[.E29]" office:value-type="float" office:value="248">
            <text:p>248</text:p>
          </table:table-cell>
          <table:table-cell table:formula="of:=[.F29]" office:value-type="float" office:value="15.7">
            <text:p>15.7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207">
            <text:p>0.207</text:p>
          </table:table-cell>
          <table:table-cell office:value-type="float" office:value="-0.158">
            <text:p>-0.158</text:p>
          </table:table-cell>
          <table:table-cell office:value-type="float" office:value="0.392">
            <text:p>0.392</text:p>
          </table:table-cell>
          <table:table-cell office:value-type="float" office:value="228">
            <text:p>228</text:p>
          </table:table-cell>
          <table:table-cell office:value-type="float" office:value="15.1">
            <text:p>15.1</text:p>
          </table:table-cell>
          <table:table-cell/>
          <table:table-cell table:formula="of:=ACOS([.A30])*180/PI()" office:value-type="float" office:value="81.9521537526885">
            <text:p>82</text:p>
          </table:table-cell>
          <table:table-cell table:formula="of:=1/SQRT(1-[.A30]^2)*[.B30]*180/PI()" office:value-type="float" office:value="11.978193555813">
            <text:p>12</text:p>
          </table:table-cell>
          <table:table-cell table:formula="of:=[.C30]*180/PI()" office:value-type="float" office:value="-9.05273316306701">
            <text:p>-9</text:p>
          </table:table-cell>
          <table:table-cell table:formula="of:=[.D30]*180/PI()" office:value-type="float" office:value="22.4599455691283">
            <text:p>22</text:p>
          </table:table-cell>
          <table:table-cell table:formula="of:=[.E30]" office:value-type="float" office:value="228">
            <text:p>228</text:p>
          </table:table-cell>
          <table:table-cell table:formula="of:=[.F30]" office:value-type="float" office:value="15.1">
            <text:p>15.1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188">
            <text:p>0.188</text:p>
          </table:table-cell>
          <table:table-cell office:value-type="float" office:value="-0.213">
            <text:p>-0.213</text:p>
          </table:table-cell>
          <table:table-cell office:value-type="float" office:value="0.381">
            <text:p>0.381</text:p>
          </table:table-cell>
          <table:table-cell office:value-type="float" office:value="206">
            <text:p>206</text:p>
          </table:table-cell>
          <table:table-cell office:value-type="float" office:value="14.4">
            <text:p>14.4</text:p>
          </table:table-cell>
          <table:table-cell/>
          <table:table-cell table:formula="of:=ACOS([.A31])*180/PI()" office:value-type="float" office:value="85.4114342642142">
            <text:p>85</text:p>
          </table:table-cell>
          <table:table-cell table:formula="of:=1/SQRT(1-[.A31]^2)*[.B31]*180/PI()" office:value-type="float" office:value="10.8062420286713">
            <text:p>11</text:p>
          </table:table-cell>
          <table:table-cell table:formula="of:=[.C31]*180/PI()" office:value-type="float" office:value="-12.2040010362865">
            <text:p>-12</text:p>
          </table:table-cell>
          <table:table-cell table:formula="of:=[.D31]*180/PI()" office:value-type="float" office:value="21.8296919944844">
            <text:p>22</text:p>
          </table:table-cell>
          <table:table-cell table:formula="of:=[.E31]" office:value-type="float" office:value="206">
            <text:p>206</text:p>
          </table:table-cell>
          <table:table-cell table:formula="of:=[.F31]" office:value-type="float" office:value="14.4">
            <text:p>14.4</text:p>
          </table:table-cell>
        </table:table-row>
        <table:table-row table:style-name="ro1">
          <table:table-cell office:value-type="float" office:value="-0.032">
            <text:p>-0.032</text:p>
          </table:table-cell>
          <table:table-cell office:value-type="float" office:value="0.182">
            <text:p>0.182</text:p>
          </table:table-cell>
          <table:table-cell office:value-type="float" office:value="-0.26">
            <text:p>-0.26</text:p>
          </table:table-cell>
          <table:table-cell office:value-type="float" office:value="0.366">
            <text:p>0.366</text:p>
          </table:table-cell>
          <table:table-cell office:value-type="float" office:value="169">
            <text:p>169</text:p>
          </table:table-cell>
          <table:table-cell office:value-type="float" office:value="13">
            <text:p>13</text:p>
          </table:table-cell>
          <table:table-cell/>
          <table:table-cell table:formula="of:=ACOS([.A32])*180/PI()" office:value-type="float" office:value="91.8337780000467">
            <text:p>92</text:p>
          </table:table-cell>
          <table:table-cell table:formula="of:=1/SQRT(1-[.A32]^2)*[.B32]*180/PI()" office:value-type="float" office:value="10.4331750251916">
            <text:p>10</text:p>
          </table:table-cell>
          <table:table-cell table:formula="of:=[.C32]*180/PI()" office:value-type="float" office:value="-14.8969026734014">
            <text:p>-15</text:p>
          </table:table-cell>
          <table:table-cell table:formula="of:=[.D32]*180/PI()" office:value-type="float" office:value="20.9702553017881">
            <text:p>21</text:p>
          </table:table-cell>
          <table:table-cell table:formula="of:=[.E32]" office:value-type="float" office:value="169">
            <text:p>169</text:p>
          </table:table-cell>
          <table:table-cell table:formula="of:=[.F32]" office:value-type="float" office:value="13">
            <text:p>13</text:p>
          </table:table-cell>
        </table:table-row>
        <table:table-row table:style-name="ro1">
          <table:table-cell office:value-type="float" office:value="-0.111">
            <text:p>-0.111</text:p>
          </table:table-cell>
          <table:table-cell office:value-type="float" office:value="0.182">
            <text:p>0.182</text:p>
          </table:table-cell>
          <table:table-cell office:value-type="float" office:value="-0.235">
            <text:p>-0.235</text:p>
          </table:table-cell>
          <table:table-cell office:value-type="float" office:value="0.384">
            <text:p>0.384</text:p>
          </table:table-cell>
          <table:table-cell office:value-type="float" office:value="118">
            <text:p>118</text:p>
          </table:table-cell>
          <table:table-cell office:value-type="float" office:value="10.9">
            <text:p>10.9</text:p>
          </table:table-cell>
          <table:table-cell/>
          <table:table-cell table:formula="of:=ACOS([.A33])*180/PI()" office:value-type="float" office:value="96.3729643855748">
            <text:p>96</text:p>
          </table:table-cell>
          <table:table-cell table:formula="of:=1/SQRT(1-[.A33]^2)*[.B33]*180/PI()" office:value-type="float" office:value="10.4926723230501">
            <text:p>10</text:p>
          </table:table-cell>
          <table:table-cell table:formula="of:=[.C33]*180/PI()" office:value-type="float" office:value="-13.4645081855743">
            <text:p>-13</text:p>
          </table:table-cell>
          <table:table-cell table:formula="of:=[.D33]*180/PI()" office:value-type="float" office:value="22.0015793330236">
            <text:p>22</text:p>
          </table:table-cell>
          <table:table-cell table:formula="of:=[.E33]" office:value-type="float" office:value="118">
            <text:p>118</text:p>
          </table:table-cell>
          <table:table-cell table:formula="of:=[.F33]" office:value-type="float" office:value="10.9">
            <text:p>10.9</text:p>
          </table:table-cell>
        </table:table-row>
        <table:table-row table:style-name="ro1">
          <table:table-cell office:value-type="float" office:value="-0.175">
            <text:p>-0.175</text:p>
          </table:table-cell>
          <table:table-cell office:value-type="float" office:value="0.144">
            <text:p>0.144</text:p>
          </table:table-cell>
          <table:table-cell office:value-type="float" office:value="-0.213">
            <text:p>-0.213</text:p>
          </table:table-cell>
          <table:table-cell office:value-type="float" office:value="0.329">
            <text:p>0.329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/>
          <table:table-cell table:formula="of:=ACOS([.A34])*180/PI()" office:value-type="float" office:value="100.078658107788">
            <text:p>100</text:p>
          </table:table-cell>
          <table:table-cell table:formula="of:=1/SQRT(1-[.A34]^2)*[.B34]*180/PI()" office:value-type="float" office:value="8.3799073484362">
            <text:p>8</text:p>
          </table:table-cell>
          <table:table-cell table:formula="of:=[.C34]*180/PI()" office:value-type="float" office:value="-12.2040010362865">
            <text:p>-12</text:p>
          </table:table-cell>
          <table:table-cell table:formula="of:=[.D34]*180/PI()" office:value-type="float" office:value="18.8503114598041">
            <text:p>19</text:p>
          </table:table-cell>
          <table:table-cell table:formula="of:=[.E34]" office:value-type="float" office:value="81">
            <text:p>81</text:p>
          </table:table-cell>
          <table:table-cell table:formula="of:=[.F34]" office:value-type="float" office:value="9">
            <text:p>9</text:p>
          </table:table-cell>
        </table:table-row>
        <table:table-row table:style-name="ro1">
          <table:table-cell office:value-type="float" office:value="-0.229">
            <text:p>-0.229</text:p>
          </table:table-cell>
          <table:table-cell office:value-type="float" office:value="0.21">
            <text:p>0.21</text:p>
          </table:table-cell>
          <table:table-cell office:value-type="float" office:value="-0.099">
            <text:p>-0.099</text:p>
          </table:table-cell>
          <table:table-cell office:value-type="float" office:value="0.314">
            <text:p>0.314</text:p>
          </table:table-cell>
          <table:table-cell office:value-type="float" office:value="72">
            <text:p>72</text:p>
          </table:table-cell>
          <table:table-cell office:value-type="float" office:value="8.5">
            <text:p>8.5</text:p>
          </table:table-cell>
          <table:table-cell/>
          <table:table-cell table:formula="of:=ACOS([.A35])*180/PI()" office:value-type="float" office:value="103.238204725126">
            <text:p>103</text:p>
          </table:table-cell>
          <table:table-cell table:formula="of:=1/SQRT(1-[.A35]^2)*[.B35]*180/PI()" office:value-type="float" office:value="12.3605784882848">
            <text:p>12</text:p>
          </table:table-cell>
          <table:table-cell table:formula="of:=[.C35]*180/PI()" office:value-type="float" office:value="-5.67228217179515">
            <text:p>-6</text:p>
          </table:table-cell>
          <table:table-cell table:formula="of:=[.D35]*180/PI()" office:value-type="float" office:value="17.9908747671079">
            <text:p>18</text:p>
          </table:table-cell>
          <table:table-cell table:formula="of:=[.E35]" office:value-type="float" office:value="72">
            <text:p>72</text:p>
          </table:table-cell>
          <table:table-cell table:formula="of:=[.F35]" office:value-type="float" office:value="8.5">
            <text:p>8.5</text:p>
          </table:table-cell>
        </table:table-row>
        <table:table-row table:style-name="ro1">
          <table:table-cell office:value-type="float" office:value="-0.912">
            <text:p>-0.912</text:p>
          </table:table-cell>
          <table:table-cell office:value-type="float" office:value="0.181">
            <text:p>0.181</text:p>
          </table:table-cell>
          <table:table-cell office:value-type="float" office:value="131.625">
            <text:p>131.625</text:p>
          </table:table-cell>
          <table:table-cell office:value-type="float" office:value="174.587">
            <text:p>174.587</text:p>
          </table:table-cell>
          <table:table-cell office:value-type="float" office:value="22">
            <text:p>22</text:p>
          </table:table-cell>
          <table:table-cell office:value-type="float" office:value="4.7">
            <text:p>4.7</text:p>
          </table:table-cell>
          <table:table-cell/>
          <table:table-cell table:formula="of:=ACOS([.A36])*180/PI()" office:value-type="float" office:value="155.783216586708">
            <text:p>156</text:p>
          </table:table-cell>
          <table:table-cell table:formula="of:=1/SQRT(1-[.A36]^2)*[.B36]*180/PI()" office:value-type="float" office:value="25.2822619782068">
            <text:p>25</text:p>
          </table:table-cell>
          <table:table-cell table:formula="of:=[.C36]*180/PI()" office:value-type="float" office:value="7541.55697840946">
            <text:p>7542</text:p>
          </table:table-cell>
          <table:table-cell table:formula="of:=[.D36]*180/PI()" office:value-type="float" office:value="10003.0982578505">
            <text:p>10003</text:p>
          </table:table-cell>
          <table:table-cell table:formula="of:=[.E36]" office:value-type="float" office:value="22">
            <text:p>22</text:p>
          </table:table-cell>
          <table:table-cell table:formula="of:=[.F36]" office:value-type="float" office:value="4.7">
            <text:p>4.7</text:p>
          </table:table-cell>
        </table:table-row>
        <table:table-row table:style-name="ro1">
          <table:table-cell office:value-type="float" office:value="-0.962">
            <text:p>-0.962</text:p>
          </table:table-cell>
          <table:table-cell office:value-type="float" office:value="0.016">
            <text:p>0.016</text:p>
          </table:table-cell>
          <table:table-cell office:value-type="float" office:value="0.454">
            <text:p>0.454</text:p>
          </table:table-cell>
          <table:table-cell office:value-type="float" office:value="2.931">
            <text:p>2.931</text:p>
          </table:table-cell>
          <table:table-cell office:value-type="float" office:value="12">
            <text:p>12</text:p>
          </table:table-cell>
          <table:table-cell office:value-type="float" office:value="3.5">
            <text:p>3.5</text:p>
          </table:table-cell>
          <table:table-cell/>
          <table:table-cell table:formula="of:=ACOS([.A37])*180/PI()" office:value-type="float" office:value="164.154192450249">
            <text:p>164</text:p>
          </table:table-cell>
          <table:table-cell table:formula="of:=1/SQRT(1-[.A37]^2)*[.B37]*180/PI()" office:value-type="float" office:value="3.35738631005673">
            <text:p>3</text:p>
          </table:table-cell>
          <table:table-cell table:formula="of:=[.C37]*180/PI()" office:value-type="float" office:value="26.0122838989394">
            <text:p>26</text:p>
          </table:table-cell>
          <table:table-cell table:formula="of:=[.D37]*180/PI()" office:value-type="float" office:value="167.933929752844">
            <text:p>168</text:p>
          </table:table-cell>
          <table:table-cell table:formula="of:=[.E37]" office:value-type="float" office:value="12">
            <text:p>12</text:p>
          </table:table-cell>
          <table:table-cell table:formula="of:=[.F37]" office:value-type="float" office:value="3.5">
            <text:p>3.5</text:p>
          </table:table-cell>
        </table:table-row>
        <table:table-row table:style-name="ro1">
          <table:table-cell office:value-type="float" office:value="-0.931">
            <text:p>-0.931</text:p>
          </table:table-cell>
          <table:table-cell office:value-type="float" office:value="0.061">
            <text:p>0.061</text:p>
          </table:table-cell>
          <table:table-cell office:value-type="float" office:value="0.545">
            <text:p>0.545</text:p>
          </table:table-cell>
          <table:table-cell office:value-type="float" office:value="2.532">
            <text:p>2.532</text:p>
          </table:table-cell>
          <table:table-cell office:value-type="float" office:value="31">
            <text:p>31</text:p>
          </table:table-cell>
          <table:table-cell office:value-type="float" office:value="5.6">
            <text:p>5.6</text:p>
          </table:table-cell>
          <table:table-cell/>
          <table:table-cell table:formula="of:=ACOS([.A38])*180/PI()" office:value-type="float" office:value="158.591237070724">
            <text:p>159</text:p>
          </table:table-cell>
          <table:table-cell table:formula="of:=1/SQRT(1-[.A38]^2)*[.B38]*180/PI()" office:value-type="float" office:value="9.57495596117685">
            <text:p>10</text:p>
          </table:table-cell>
          <table:table-cell table:formula="of:=[.C38]*180/PI()" office:value-type="float" office:value="31.2261998346299">
            <text:p>31</text:p>
          </table:table-cell>
          <table:table-cell table:formula="of:=[.D38]*180/PI()" office:value-type="float" office:value="145.072913727124">
            <text:p>145</text:p>
          </table:table-cell>
          <table:table-cell table:formula="of:=[.E38]" office:value-type="float" office:value="31">
            <text:p>31</text:p>
          </table:table-cell>
          <table:table-cell table:formula="of:=[.F38]" office:value-type="float" office:value="5.6">
            <text:p>5.6</text:p>
          </table:table-cell>
        </table:table-row>
        <table:table-row table:style-name="ro1">
          <table:table-cell office:value-type="float" office:value="-0.932">
            <text:p>-0.932</text:p>
          </table:table-cell>
          <table:table-cell office:value-type="float" office:value="0.038">
            <text:p>0.038</text:p>
          </table:table-cell>
          <table:table-cell office:value-type="float" office:value="0.197">
            <text:p>0.197</text:p>
          </table:table-cell>
          <table:table-cell office:value-type="float" office:value="2.759">
            <text:p>2.759</text:p>
          </table:table-cell>
          <table:table-cell office:value-type="float" office:value="21">
            <text:p>21</text:p>
          </table:table-cell>
          <table:table-cell office:value-type="float" office:value="4.6">
            <text:p>4.6</text:p>
          </table:table-cell>
          <table:table-cell/>
          <table:table-cell table:formula="of:=ACOS([.A39])*180/PI()" office:value-type="float" office:value="158.748756024317">
            <text:p>159</text:p>
          </table:table-cell>
          <table:table-cell table:formula="of:=1/SQRT(1-[.A39]^2)*[.B39]*180/PI()" office:value-type="float" office:value="6.00686970312494">
            <text:p>6</text:p>
          </table:table-cell>
          <table:table-cell table:formula="of:=[.C39]*180/PI()" office:value-type="float" office:value="11.2872685640772">
            <text:p>11</text:p>
          </table:table-cell>
          <table:table-cell table:formula="of:=[.D39]*180/PI()" office:value-type="float" office:value="158.079055676594">
            <text:p>158</text:p>
          </table:table-cell>
          <table:table-cell table:formula="of:=[.E39]" office:value-type="float" office:value="21">
            <text:p>21</text:p>
          </table:table-cell>
          <table:table-cell table:formula="of:=[.F39]" office:value-type="float" office:value="4.6">
            <text:p>4.6</text:p>
          </table:table-cell>
        </table:table-row>
        <table:table-row table:style-name="ro1">
          <table:table-cell office:value-type="float" office:value="-0.92">
            <text:p>-0.92</text:p>
          </table:table-cell>
          <table:table-cell office:value-type="float" office:value="0.033">
            <text:p>0.033</text:p>
          </table:table-cell>
          <table:table-cell office:value-type="float" office:value="0.913">
            <text:p>0.913</text:p>
          </table:table-cell>
          <table:table-cell office:value-type="float" office:value="2.555">
            <text:p>2.55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formula="of:=ACOS([.A40])*180/PI()" office:value-type="float" office:value="156.926081934369">
            <text:p>157</text:p>
          </table:table-cell>
          <table:table-cell table:formula="of:=1/SQRT(1-[.A40]^2)*[.B40]*180/PI()" office:value-type="float" office:value="4.82437395763337">
            <text:p>5</text:p>
          </table:table-cell>
          <table:table-cell table:formula="of:=[.C40]*180/PI()" office:value-type="float" office:value="52.3110466954442">
            <text:p>52</text:p>
          </table:table-cell>
          <table:table-cell table:formula="of:=[.D40]*180/PI()" office:value-type="float" office:value="146.390716655925">
            <text:p>146</text:p>
          </table:table-cell>
          <table:table-cell table:formula="of:=[.E40]" office:value-type="float" office:value="25">
            <text:p>25</text:p>
          </table:table-cell>
          <table:table-cell table:formula="of:=[.F40]" office:value-type="float" office:value="5">
            <text:p>5</text:p>
          </table:table-cell>
        </table:table-row>
        <table:table-row table:style-name="ro1">
          <table:table-cell office:value-type="float" office:value="-0.887">
            <text:p>-0.887</text:p>
          </table:table-cell>
          <table:table-cell office:value-type="float" office:value="0.106">
            <text:p>0.106</text:p>
          </table:table-cell>
          <table:table-cell office:value-type="float" office:value="0.108">
            <text:p>0.108</text:p>
          </table:table-cell>
          <table:table-cell office:value-type="float" office:value="2.733">
            <text:p>2.733</text:p>
          </table:table-cell>
          <table:table-cell office:value-type="float" office:value="47">
            <text:p>47</text:p>
          </table:table-cell>
          <table:table-cell office:value-type="float" office:value="6.9">
            <text:p>6.9</text:p>
          </table:table-cell>
          <table:table-cell/>
          <table:table-cell table:formula="of:=ACOS([.A41])*180/PI()" office:value-type="float" office:value="152.498655802342">
            <text:p>152</text:p>
          </table:table-cell>
          <table:table-cell table:formula="of:=1/SQRT(1-[.A41]^2)*[.B41]*180/PI()" office:value-type="float" office:value="13.1523490429109">
            <text:p>13</text:p>
          </table:table-cell>
          <table:table-cell table:formula="of:=[.C41]*180/PI()" office:value-type="float" office:value="6.18794418741289">
            <text:p>6</text:p>
          </table:table-cell>
          <table:table-cell table:formula="of:=[.D41]*180/PI()" office:value-type="float" office:value="156.589365409254">
            <text:p>157</text:p>
          </table:table-cell>
          <table:table-cell table:formula="of:=[.E41]" office:value-type="float" office:value="47">
            <text:p>47</text:p>
          </table:table-cell>
          <table:table-cell table:formula="of:=[.F41]" office:value-type="float" office:value="6.9">
            <text:p>6.9</text:p>
          </table:table-cell>
        </table:table-row>
        <table:table-row table:style-name="ro1">
          <table:table-cell office:value-type="float" office:value="-0.848">
            <text:p>-0.848</text:p>
          </table:table-cell>
          <table:table-cell office:value-type="float" office:value="0.128">
            <text:p>0.128</text:p>
          </table:table-cell>
          <table:table-cell office:value-type="float" office:value="0.61">
            <text:p>0.61</text:p>
          </table:table-cell>
          <table:table-cell office:value-type="float" office:value="2.67">
            <text:p>2.67</text:p>
          </table:table-cell>
          <table:table-cell office:value-type="float" office:value="69">
            <text:p>69</text:p>
          </table:table-cell>
          <table:table-cell office:value-type="float" office:value="8.3">
            <text:p>8.3</text:p>
          </table:table-cell>
          <table:table-cell/>
          <table:table-cell table:formula="of:=ACOS([.A42])*180/PI()" office:value-type="float" office:value="147.994800138697">
            <text:p>148</text:p>
          </table:table-cell>
          <table:table-cell table:formula="of:=1/SQRT(1-[.A42]^2)*[.B42]*180/PI()" office:value-type="float" office:value="13.8375698020848">
            <text:p>14</text:p>
          </table:table-cell>
          <table:table-cell table:formula="of:=[.C42]*180/PI()" office:value-type="float" office:value="34.9504255029802">
            <text:p>35</text:p>
          </table:table-cell>
          <table:table-cell table:formula="of:=[.D42]*180/PI()" office:value-type="float" office:value="152.97973129993">
            <text:p>153</text:p>
          </table:table-cell>
          <table:table-cell table:formula="of:=[.E42]" office:value-type="float" office:value="69">
            <text:p>69</text:p>
          </table:table-cell>
          <table:table-cell table:formula="of:=[.F42]" office:value-type="float" office:value="8.3">
            <text:p>8.3</text:p>
          </table:table-cell>
        </table:table-row>
        <table:table-row table:style-name="ro1">
          <table:table-cell office:value-type="float" office:value="-0.855">
            <text:p>-0.855</text:p>
          </table:table-cell>
          <table:table-cell office:value-type="float" office:value="0.057">
            <text:p>0.057</text:p>
          </table:table-cell>
          <table:table-cell office:value-type="float" office:value="1.149">
            <text:p>1.149</text:p>
          </table:table-cell>
          <table:table-cell office:value-type="float" office:value="2.424">
            <text:p>2.424</text:p>
          </table:table-cell>
          <table:table-cell office:value-type="float" office:value="76">
            <text:p>76</text:p>
          </table:table-cell>
          <table:table-cell office:value-type="float" office:value="8.7">
            <text:p>8.7</text:p>
          </table:table-cell>
          <table:table-cell/>
          <table:table-cell table:formula="of:=ACOS([.A43])*180/PI()" office:value-type="float" office:value="148.759734783818">
            <text:p>149</text:p>
          </table:table-cell>
          <table:table-cell table:formula="of:=1/SQRT(1-[.A43]^2)*[.B43]*180/PI()" office:value-type="float" office:value="6.29711362810878">
            <text:p>6</text:p>
          </table:table-cell>
          <table:table-cell table:formula="of:=[.C43]*180/PI()" office:value-type="float" office:value="65.8328506605316">
            <text:p>66</text:p>
          </table:table-cell>
          <table:table-cell table:formula="of:=[.D43]*180/PI()" office:value-type="float" office:value="138.884969539712">
            <text:p>139</text:p>
          </table:table-cell>
          <table:table-cell table:formula="of:=[.E43]" office:value-type="float" office:value="76">
            <text:p>76</text:p>
          </table:table-cell>
          <table:table-cell table:formula="of:=[.F43]" office:value-type="float" office:value="8.7">
            <text:p>8.7</text:p>
          </table:table-cell>
        </table:table-row>
        <table:table-row table:style-name="ro1">
          <table:table-cell office:value-type="float" office:value="-0.822">
            <text:p>-0.822</text:p>
          </table:table-cell>
          <table:table-cell office:value-type="float" office:value="0.075">
            <text:p>0.075</text:p>
          </table:table-cell>
          <table:table-cell office:value-type="float" office:value="0.573">
            <text:p>0.573</text:p>
          </table:table-cell>
          <table:table-cell office:value-type="float" office:value="2.678">
            <text:p>2.678</text:p>
          </table:table-cell>
          <table:table-cell office:value-type="float" office:value="71">
            <text:p>71</text:p>
          </table:table-cell>
          <table:table-cell office:value-type="float" office:value="8.4">
            <text:p>8.4</text:p>
          </table:table-cell>
          <table:table-cell/>
          <table:table-cell table:formula="of:=ACOS([.A44])*180/PI()" office:value-type="float" office:value="145.285505475651">
            <text:p>145</text:p>
          </table:table-cell>
          <table:table-cell table:formula="of:=1/SQRT(1-[.A44]^2)*[.B44]*180/PI()" office:value-type="float" office:value="7.5457030177638">
            <text:p>8</text:p>
          </table:table-cell>
          <table:table-cell table:formula="of:=[.C44]*180/PI()" office:value-type="float" office:value="32.8304816609962">
            <text:p>33</text:p>
          </table:table-cell>
          <table:table-cell table:formula="of:=[.D44]*180/PI()" office:value-type="float" office:value="153.438097536034">
            <text:p>153</text:p>
          </table:table-cell>
          <table:table-cell table:formula="of:=[.E44]" office:value-type="float" office:value="71">
            <text:p>71</text:p>
          </table:table-cell>
          <table:table-cell table:formula="of:=[.F44]" office:value-type="float" office:value="8.4">
            <text:p>8.4</text:p>
          </table:table-cell>
        </table:table-row>
        <table:table-row table:style-name="ro1">
          <table:table-cell office:value-type="float" office:value="-0.755">
            <text:p>-0.755</text:p>
          </table:table-cell>
          <table:table-cell office:value-type="float" office:value="0.116">
            <text:p>0.116</text:p>
          </table:table-cell>
          <table:table-cell office:value-type="float" office:value="0.209">
            <text:p>0.209</text:p>
          </table:table-cell>
          <table:table-cell office:value-type="float" office:value="2.75">
            <text:p>2.75</text:p>
          </table:table-cell>
          <table:table-cell office:value-type="float" office:value="94">
            <text:p>94</text:p>
          </table:table-cell>
          <table:table-cell office:value-type="float" office:value="9.7">
            <text:p>9.7</text:p>
          </table:table-cell>
          <table:table-cell/>
          <table:table-cell table:formula="of:=ACOS([.A45])*180/PI()" office:value-type="float" office:value="139.025369770555">
            <text:p>139</text:p>
          </table:table-cell>
          <table:table-cell table:formula="of:=1/SQRT(1-[.A45]^2)*[.B45]*180/PI()" office:value-type="float" office:value="10.1358230260321">
            <text:p>10</text:p>
          </table:table-cell>
          <table:table-cell table:formula="of:=[.C45]*180/PI()" office:value-type="float" office:value="11.9748179182342">
            <text:p>12</text:p>
          </table:table-cell>
          <table:table-cell table:formula="of:=[.D45]*180/PI()" office:value-type="float" office:value="157.563393660976">
            <text:p>158</text:p>
          </table:table-cell>
          <table:table-cell table:formula="of:=[.E45]" office:value-type="float" office:value="94">
            <text:p>94</text:p>
          </table:table-cell>
          <table:table-cell table:formula="of:=[.F45]" office:value-type="float" office:value="9.7">
            <text:p>9.7</text:p>
          </table:table-cell>
        </table:table-row>
        <table:table-row table:style-name="ro1">
          <table:table-cell office:value-type="float" office:value="-0.719">
            <text:p>-0.719</text:p>
          </table:table-cell>
          <table:table-cell office:value-type="float" office:value="0.106">
            <text:p>0.106</text:p>
          </table:table-cell>
          <table:table-cell office:value-type="float" office:value="0.803">
            <text:p>0.803</text:p>
          </table:table-cell>
          <table:table-cell office:value-type="float" office:value="2.58">
            <text:p>2.58</text:p>
          </table:table-cell>
          <table:table-cell office:value-type="float" office:value="125">
            <text:p>125</text:p>
          </table:table-cell>
          <table:table-cell office:value-type="float" office:value="11.2">
            <text:p>11.2</text:p>
          </table:table-cell>
          <table:table-cell/>
          <table:table-cell table:formula="of:=ACOS([.A46])*180/PI()" office:value-type="float" office:value="135.971980187071">
            <text:p>136</text:p>
          </table:table-cell>
          <table:table-cell table:formula="of:=1/SQRT(1-[.A46]^2)*[.B46]*180/PI()" office:value-type="float" office:value="8.73851023777307">
            <text:p>9</text:p>
          </table:table-cell>
          <table:table-cell table:formula="of:=[.C46]*180/PI()" office:value-type="float" office:value="46.0085109490051">
            <text:p>46</text:p>
          </table:table-cell>
          <table:table-cell table:formula="of:=[.D46]*180/PI()" office:value-type="float" office:value="147.823111143752">
            <text:p>148</text:p>
          </table:table-cell>
          <table:table-cell table:formula="of:=[.E46]" office:value-type="float" office:value="125">
            <text:p>125</text:p>
          </table:table-cell>
          <table:table-cell table:formula="of:=[.F46]" office:value-type="float" office:value="11.2">
            <text:p>11.2</text:p>
          </table:table-cell>
        </table:table-row>
        <table:table-row table:style-name="ro1">
          <table:table-cell office:value-type="float" office:value="-0.712">
            <text:p>-0.712</text:p>
          </table:table-cell>
          <table:table-cell office:value-type="float" office:value="0.116">
            <text:p>0.116</text:p>
          </table:table-cell>
          <table:table-cell office:value-type="float" office:value="0.508">
            <text:p>0.508</text:p>
          </table:table-cell>
          <table:table-cell office:value-type="float" office:value="2.703">
            <text:p>2.703</text:p>
          </table:table-cell>
          <table:table-cell office:value-type="float" office:value="148">
            <text:p>148</text:p>
          </table:table-cell>
          <table:table-cell office:value-type="float" office:value="12.2">
            <text:p>12.2</text:p>
          </table:table-cell>
          <table:table-cell/>
          <table:table-cell table:formula="of:=ACOS([.A47])*180/PI()" office:value-type="float" office:value="135.397874683754">
            <text:p>135</text:p>
          </table:table-cell>
          <table:table-cell table:formula="of:=1/SQRT(1-[.A47]^2)*[.B47]*180/PI()" office:value-type="float" office:value="9.46525890032068">
            <text:p>9</text:p>
          </table:table-cell>
          <table:table-cell table:formula="of:=[.C47]*180/PI()" office:value-type="float" office:value="29.1062559926458">
            <text:p>29</text:p>
          </table:table-cell>
          <table:table-cell table:formula="of:=[.D47]*180/PI()" office:value-type="float" office:value="154.870492023862">
            <text:p>155</text:p>
          </table:table-cell>
          <table:table-cell table:formula="of:=[.E47]" office:value-type="float" office:value="148">
            <text:p>148</text:p>
          </table:table-cell>
          <table:table-cell table:formula="of:=[.F47]" office:value-type="float" office:value="12.2">
            <text:p>12.2</text:p>
          </table:table-cell>
        </table:table-row>
        <table:table-row table:style-name="ro1">
          <table:table-cell office:value-type="float" office:value="-0.614">
            <text:p>-0.614</text:p>
          </table:table-cell>
          <table:table-cell office:value-type="float" office:value="0.182">
            <text:p>0.182</text:p>
          </table:table-cell>
          <table:table-cell office:value-type="float" office:value="0.621">
            <text:p>0.621</text:p>
          </table:table-cell>
          <table:table-cell office:value-type="float" office:value="2.701">
            <text:p>2.701</text:p>
          </table:table-cell>
          <table:table-cell office:value-type="float" office:value="138">
            <text:p>138</text:p>
          </table:table-cell>
          <table:table-cell office:value-type="float" office:value="11.7">
            <text:p>11.7</text:p>
          </table:table-cell>
          <table:table-cell/>
          <table:table-cell table:formula="of:=ACOS([.A48])*180/PI()" office:value-type="float" office:value="127.879294394062">
            <text:p>128</text:p>
          </table:table-cell>
          <table:table-cell table:formula="of:=1/SQRT(1-[.A48]^2)*[.B48]*180/PI()" office:value-type="float" office:value="13.2113927302123">
            <text:p>13</text:p>
          </table:table-cell>
          <table:table-cell table:formula="of:=[.C48]*180/PI()" office:value-type="float" office:value="35.5806790776241">
            <text:p>36</text:p>
          </table:table-cell>
          <table:table-cell table:formula="of:=[.D48]*180/PI()" office:value-type="float" office:value="154.755900464835">
            <text:p>155</text:p>
          </table:table-cell>
          <table:table-cell table:formula="of:=[.E48]" office:value-type="float" office:value="138">
            <text:p>138</text:p>
          </table:table-cell>
          <table:table-cell table:formula="of:=[.F48]" office:value-type="float" office:value="11.7">
            <text:p>11.7</text:p>
          </table:table-cell>
        </table:table-row>
        <table:table-row table:style-name="ro1">
          <table:table-cell office:value-type="float" office:value="-0.581">
            <text:p>-0.581</text:p>
          </table:table-cell>
          <table:table-cell office:value-type="float" office:value="0.135">
            <text:p>0.135</text:p>
          </table:table-cell>
          <table:table-cell office:value-type="float" office:value="0.188">
            <text:p>0.188</text:p>
          </table:table-cell>
          <table:table-cell office:value-type="float" office:value="2.766">
            <text:p>2.766</text:p>
          </table:table-cell>
          <table:table-cell office:value-type="float" office:value="154">
            <text:p>154</text:p>
          </table:table-cell>
          <table:table-cell office:value-type="float" office:value="12.4">
            <text:p>12.4</text:p>
          </table:table-cell>
          <table:table-cell/>
          <table:table-cell table:formula="of:=ACOS([.A49])*180/PI()" office:value-type="float" office:value="125.520908089053">
            <text:p>126</text:p>
          </table:table-cell>
          <table:table-cell table:formula="of:=1/SQRT(1-[.A49]^2)*[.B49]*180/PI()" office:value-type="float" office:value="9.50349727349071">
            <text:p>10</text:p>
          </table:table-cell>
          <table:table-cell table:formula="of:=[.C49]*180/PI()" office:value-type="float" office:value="10.7716065484595">
            <text:p>11</text:p>
          </table:table-cell>
          <table:table-cell table:formula="of:=[.D49]*180/PI()" office:value-type="float" office:value="158.480126133186">
            <text:p>158</text:p>
          </table:table-cell>
          <table:table-cell table:formula="of:=[.E49]" office:value-type="float" office:value="154">
            <text:p>154</text:p>
          </table:table-cell>
          <table:table-cell table:formula="of:=[.F49]" office:value-type="float" office:value="12.4">
            <text:p>12.4</text:p>
          </table:table-cell>
        </table:table-row>
        <table:table-row table:style-name="ro1">
          <table:table-cell office:value-type="float" office:value="-0.512">
            <text:p>-0.512</text:p>
          </table:table-cell>
          <table:table-cell office:value-type="float" office:value="0.166">
            <text:p>0.166</text:p>
          </table:table-cell>
          <table:table-cell office:value-type="float" office:value="1.254">
            <text:p>1.254</text:p>
          </table:table-cell>
          <table:table-cell office:value-type="float" office:value="2.52">
            <text:p>2.52</text:p>
          </table:table-cell>
          <table:table-cell office:value-type="float" office:value="132">
            <text:p>132</text:p>
          </table:table-cell>
          <table:table-cell office:value-type="float" office:value="11.5">
            <text:p>11.5</text:p>
          </table:table-cell>
          <table:table-cell/>
          <table:table-cell table:formula="of:=ACOS([.A50])*180/PI()" office:value-type="float" office:value="120.797140798245">
            <text:p>121</text:p>
          </table:table-cell>
          <table:table-cell table:formula="of:=1/SQRT(1-[.A50]^2)*[.B50]*180/PI()" office:value-type="float" office:value="11.0724802387699">
            <text:p>11</text:p>
          </table:table-cell>
          <table:table-cell table:formula="of:=[.C50]*180/PI()" office:value-type="float" office:value="71.8489075094052">
            <text:p>72</text:p>
          </table:table-cell>
          <table:table-cell table:formula="of:=[.D50]*180/PI()" office:value-type="float" office:value="144.385364372967">
            <text:p>144</text:p>
          </table:table-cell>
          <table:table-cell table:formula="of:=[.E50]" office:value-type="float" office:value="132">
            <text:p>132</text:p>
          </table:table-cell>
          <table:table-cell table:formula="of:=[.F50]" office:value-type="float" office:value="11.5">
            <text:p>11.5</text:p>
          </table:table-cell>
        </table:table-row>
        <table:table-row table:style-name="ro1">
          <table:table-cell office:value-type="float" office:value="-0.486">
            <text:p>-0.486</text:p>
          </table:table-cell>
          <table:table-cell office:value-type="float" office:value="0.194">
            <text:p>0.194</text:p>
          </table:table-cell>
          <table:table-cell office:value-type="float" office:value="1.017">
            <text:p>1.017</text:p>
          </table:table-cell>
          <table:table-cell office:value-type="float" office:value="2.651">
            <text:p>2.651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/>
          <table:table-cell table:formula="of:=ACOS([.A51])*180/PI()" office:value-type="float" office:value="119.07801048078">
            <text:p>119</text:p>
          </table:table-cell>
          <table:table-cell table:formula="of:=1/SQRT(1-[.A51]^2)*[.B51]*180/PI()" office:value-type="float" office:value="12.7184268981852">
            <text:p>13</text:p>
          </table:table-cell>
          <table:table-cell table:formula="of:=[.C51]*180/PI()" office:value-type="float" office:value="58.2698077648047">
            <text:p>58</text:p>
          </table:table-cell>
          <table:table-cell table:formula="of:=[.D51]*180/PI()" office:value-type="float" office:value="151.891111489181">
            <text:p>152</text:p>
          </table:table-cell>
          <table:table-cell table:formula="of:=[.E51]" office:value-type="float" office:value="122">
            <text:p>122</text:p>
          </table:table-cell>
          <table:table-cell table:formula="of:=[.F51]" office:value-type="float" office:value="11">
            <text:p>11</text:p>
          </table:table-cell>
        </table:table-row>
        <table:table-row table:style-name="ro1">
          <table:table-cell office:value-type="float" office:value="0.844">
            <text:p>0.844</text:p>
          </table:table-cell>
          <table:table-cell office:value-type="float" office:value="0.141">
            <text:p>0.141</text:p>
          </table:table-cell>
          <table:table-cell office:value-type="float" office:value="-1.427">
            <text:p>-1.427</text:p>
          </table:table-cell>
          <table:table-cell office:value-type="float" office:value="0.511">
            <text:p>0.511</text:p>
          </table:table-cell>
          <table:table-cell office:value-type="float" office:value="57">
            <text:p>57</text:p>
          </table:table-cell>
          <table:table-cell office:value-type="float" office:value="7.5">
            <text:p>7.5</text:p>
          </table:table-cell>
          <table:table-cell/>
          <table:table-cell table:formula="of:=ACOS([.A52])*180/PI()" office:value-type="float" office:value="32.4350480748813">
            <text:p>32</text:p>
          </table:table-cell>
          <table:table-cell table:formula="of:=1/SQRT(1-[.A52]^2)*[.B52]*180/PI()" office:value-type="float" office:value="15.0625668548297">
            <text:p>15</text:p>
          </table:table-cell>
          <table:table-cell table:formula="of:=[.C52]*180/PI()" office:value-type="float" office:value="-81.7610773651685">
            <text:p>-82</text:p>
          </table:table-cell>
          <table:table-cell table:formula="of:=[.D52]*180/PI()" office:value-type="float" office:value="29.2781433311851">
            <text:p>29</text:p>
          </table:table-cell>
          <table:table-cell table:formula="of:=[.E52]" office:value-type="float" office:value="57">
            <text:p>57</text:p>
          </table:table-cell>
          <table:table-cell table:formula="of:=[.F52]" office:value-type="float" office:value="7.5">
            <text:p>7.5</text:p>
          </table:table-cell>
        </table:table-row>
        <table:table-row table:style-name="ro1">
          <table:table-cell office:value-type="float" office:value="0.831">
            <text:p>0.831</text:p>
          </table:table-cell>
          <table:table-cell office:value-type="float" office:value="0.126">
            <text:p>0.126</text:p>
          </table:table-cell>
          <table:table-cell office:value-type="float" office:value="-1.338">
            <text:p>-1.338</text:p>
          </table:table-cell>
          <table:table-cell office:value-type="float" office:value="0.569">
            <text:p>0.569</text:p>
          </table:table-cell>
          <table:table-cell office:value-type="float" office:value="98">
            <text:p>98</text:p>
          </table:table-cell>
          <table:table-cell office:value-type="float" office:value="9.9">
            <text:p>9.9</text:p>
          </table:table-cell>
          <table:table-cell/>
          <table:table-cell table:formula="of:=ACOS([.A53])*180/PI()" office:value-type="float" office:value="33.7984003764101">
            <text:p>34</text:p>
          </table:table-cell>
          <table:table-cell table:formula="of:=1/SQRT(1-[.A53]^2)*[.B53]*180/PI()" office:value-type="float" office:value="12.977936745311">
            <text:p>13</text:p>
          </table:table-cell>
          <table:table-cell table:formula="of:=[.C53]*180/PI()" office:value-type="float" office:value="-76.6617529885041">
            <text:p>-77</text:p>
          </table:table-cell>
          <table:table-cell table:formula="of:=[.D53]*180/PI()" office:value-type="float" office:value="32.6012985429438">
            <text:p>33</text:p>
          </table:table-cell>
          <table:table-cell table:formula="of:=[.E53]" office:value-type="float" office:value="98">
            <text:p>98</text:p>
          </table:table-cell>
          <table:table-cell table:formula="of:=[.F53]" office:value-type="float" office:value="9.9">
            <text:p>9.9</text:p>
          </table:table-cell>
        </table:table-row>
        <table:table-row table:style-name="ro1">
          <table:table-cell office:value-type="float" office:value="0.799">
            <text:p>0.799</text:p>
          </table:table-cell>
          <table:table-cell office:value-type="float" office:value="0.106">
            <text:p>0.106</text:p>
          </table:table-cell>
          <table:table-cell office:value-type="float" office:value="-1.322">
            <text:p>-1.322</text:p>
          </table:table-cell>
          <table:table-cell office:value-type="float" office:value="0.565">
            <text:p>0.565</text:p>
          </table:table-cell>
          <table:table-cell office:value-type="float" office:value="114">
            <text:p>114</text:p>
          </table:table-cell>
          <table:table-cell office:value-type="float" office:value="10.7">
            <text:p>10.7</text:p>
          </table:table-cell>
          <table:table-cell/>
          <table:table-cell table:formula="of:=ACOS([.A54])*180/PI()" office:value-type="float" office:value="36.9652847875256">
            <text:p>37</text:p>
          </table:table-cell>
          <table:table-cell table:formula="of:=1/SQRT(1-[.A54]^2)*[.B54]*180/PI()" office:value-type="float" office:value="10.0998491505652">
            <text:p>10</text:p>
          </table:table-cell>
          <table:table-cell table:formula="of:=[.C54]*180/PI()" office:value-type="float" office:value="-75.7450205162948">
            <text:p>-76</text:p>
          </table:table-cell>
          <table:table-cell table:formula="of:=[.D54]*180/PI()" office:value-type="float" office:value="32.3721154248915">
            <text:p>32</text:p>
          </table:table-cell>
          <table:table-cell table:formula="of:=[.E54]" office:value-type="float" office:value="114">
            <text:p>114</text:p>
          </table:table-cell>
          <table:table-cell table:formula="of:=[.F54]" office:value-type="float" office:value="10.7">
            <text:p>10.7</text:p>
          </table:table-cell>
        </table:table-row>
        <table:table-row table:style-name="ro1">
          <table:table-cell office:value-type="float" office:value="0.737">
            <text:p>0.737</text:p>
          </table:table-cell>
          <table:table-cell office:value-type="float" office:value="0.133">
            <text:p>0.133</text:p>
          </table:table-cell>
          <table:table-cell office:value-type="float" office:value="-1.443">
            <text:p>-1.443</text:p>
          </table:table-cell>
          <table:table-cell office:value-type="float" office:value="0.544">
            <text:p>0.544</text:p>
          </table:table-cell>
          <table:table-cell office:value-type="float" office:value="153">
            <text:p>153</text:p>
          </table:table-cell>
          <table:table-cell office:value-type="float" office:value="12.4">
            <text:p>12.4</text:p>
          </table:table-cell>
          <table:table-cell/>
          <table:table-cell table:formula="of:=ACOS([.A55])*180/PI()" office:value-type="float" office:value="42.5235152481854">
            <text:p>43</text:p>
          </table:table-cell>
          <table:table-cell table:formula="of:=1/SQRT(1-[.A55]^2)*[.B55]*180/PI()" office:value-type="float" office:value="11.2744792047192">
            <text:p>11</text:p>
          </table:table-cell>
          <table:table-cell table:formula="of:=[.C55]*180/PI()" office:value-type="float" office:value="-82.6778098373778">
            <text:p>-83</text:p>
          </table:table-cell>
          <table:table-cell table:formula="of:=[.D55]*180/PI()" office:value-type="float" office:value="31.1689040551168">
            <text:p>31</text:p>
          </table:table-cell>
          <table:table-cell table:formula="of:=[.E55]" office:value-type="float" office:value="153">
            <text:p>153</text:p>
          </table:table-cell>
          <table:table-cell table:formula="of:=[.F55]" office:value-type="float" office:value="12.4">
            <text:p>12.4</text:p>
          </table:table-cell>
        </table:table-row>
        <table:table-row table:style-name="ro1">
          <table:table-cell office:value-type="float" office:value="0.665">
            <text:p>0.665</text:p>
          </table:table-cell>
          <table:table-cell office:value-type="float" office:value="0.172">
            <text:p>0.172</text:p>
          </table:table-cell>
          <table:table-cell office:value-type="float" office:value="-1.427">
            <text:p>-1.427</text:p>
          </table:table-cell>
          <table:table-cell office:value-type="float" office:value="0.461">
            <text:p>0.461</text:p>
          </table:table-cell>
          <table:table-cell office:value-type="float" office:value="215">
            <text:p>215</text:p>
          </table:table-cell>
          <table:table-cell office:value-type="float" office:value="14.7">
            <text:p>14.7</text:p>
          </table:table-cell>
          <table:table-cell/>
          <table:table-cell table:formula="of:=ACOS([.A56])*180/PI()" office:value-type="float" office:value="48.3176746066605">
            <text:p>48</text:p>
          </table:table-cell>
          <table:table-cell table:formula="of:=1/SQRT(1-[.A56]^2)*[.B56]*180/PI()" office:value-type="float" office:value="13.1953695282354">
            <text:p>13</text:p>
          </table:table-cell>
          <table:table-cell table:formula="of:=[.C56]*180/PI()" office:value-type="float" office:value="-81.7610773651685">
            <text:p>-82</text:p>
          </table:table-cell>
          <table:table-cell table:formula="of:=[.D56]*180/PI()" office:value-type="float" office:value="26.413354355531">
            <text:p>26</text:p>
          </table:table-cell>
          <table:table-cell table:formula="of:=[.E56]" office:value-type="float" office:value="215">
            <text:p>215</text:p>
          </table:table-cell>
          <table:table-cell table:formula="of:=[.F56]" office:value-type="float" office:value="14.7">
            <text:p>14.7</text:p>
          </table:table-cell>
        </table:table-row>
        <table:table-row table:style-name="ro1">
          <table:table-cell office:value-type="float" office:value="0.566">
            <text:p>0.566</text:p>
          </table:table-cell>
          <table:table-cell office:value-type="float" office:value="0.173">
            <text:p>0.173</text:p>
          </table:table-cell>
          <table:table-cell office:value-type="float" office:value="-1.422">
            <text:p>-1.422</text:p>
          </table:table-cell>
          <table:table-cell office:value-type="float" office:value="0.436">
            <text:p>0.436</text:p>
          </table:table-cell>
          <table:table-cell office:value-type="float" office:value="218">
            <text:p>218</text:p>
          </table:table-cell>
          <table:table-cell office:value-type="float" office:value="14.8">
            <text:p>14.8</text:p>
          </table:table-cell>
          <table:table-cell/>
          <table:table-cell table:formula="of:=ACOS([.A57])*180/PI()" office:value-type="float" office:value="55.5282380552749">
            <text:p>56</text:p>
          </table:table-cell>
          <table:table-cell table:formula="of:=1/SQRT(1-[.A57]^2)*[.B57]*180/PI()" office:value-type="float" office:value="12.0234192760145">
            <text:p>12</text:p>
          </table:table-cell>
          <table:table-cell table:formula="of:=[.C57]*180/PI()" office:value-type="float" office:value="-81.4745984676031">
            <text:p>-81</text:p>
          </table:table-cell>
          <table:table-cell table:formula="of:=[.D57]*180/PI()" office:value-type="float" office:value="24.9809598677039">
            <text:p>25</text:p>
          </table:table-cell>
          <table:table-cell table:formula="of:=[.E57]" office:value-type="float" office:value="218">
            <text:p>218</text:p>
          </table:table-cell>
          <table:table-cell table:formula="of:=[.F57]" office:value-type="float" office:value="14.8">
            <text:p>14.8</text:p>
          </table:table-cell>
        </table:table-row>
        <table:table-row table:style-name="ro1">
          <table:table-cell office:value-type="float" office:value="0.487">
            <text:p>0.487</text:p>
          </table:table-cell>
          <table:table-cell office:value-type="float" office:value="0.191">
            <text:p>0.191</text:p>
          </table:table-cell>
          <table:table-cell office:value-type="float" office:value="-1.406">
            <text:p>-1.406</text:p>
          </table:table-cell>
          <table:table-cell office:value-type="float" office:value="0.462">
            <text:p>0.462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/>
          <table:table-cell table:formula="of:=ACOS([.A58])*180/PI()" office:value-type="float" office:value="60.8564097328752">
            <text:p>61</text:p>
          </table:table-cell>
          <table:table-cell table:formula="of:=1/SQRT(1-[.A58]^2)*[.B58]*180/PI()" office:value-type="float" office:value="12.5297334692357">
            <text:p>13</text:p>
          </table:table-cell>
          <table:table-cell table:formula="of:=[.C58]*180/PI()" office:value-type="float" office:value="-80.5578659953937">
            <text:p>-81</text:p>
          </table:table-cell>
          <table:table-cell table:formula="of:=[.D58]*180/PI()" office:value-type="float" office:value="26.470650135044">
            <text:p>26</text:p>
          </table:table-cell>
          <table:table-cell table:formula="of:=[.E58]" office:value-type="float" office:value="255">
            <text:p>255</text:p>
          </table:table-cell>
          <table:table-cell table:formula="of:=[.F58]" office:value-type="float" office:value="16">
            <text:p>16</text:p>
          </table:table-cell>
        </table:table-row>
        <table:table-row table:style-name="ro1">
          <table:table-cell office:value-type="float" office:value="0.415">
            <text:p>0.415</text:p>
          </table:table-cell>
          <table:table-cell office:value-type="float" office:value="0.198">
            <text:p>0.198</text:p>
          </table:table-cell>
          <table:table-cell office:value-type="float" office:value="-1.432">
            <text:p>-1.432</text:p>
          </table:table-cell>
          <table:table-cell office:value-type="float" office:value="0.405">
            <text:p>0.405</text:p>
          </table:table-cell>
          <table:table-cell office:value-type="float" office:value="269">
            <text:p>269</text:p>
          </table:table-cell>
          <table:table-cell office:value-type="float" office:value="16.4">
            <text:p>16.4</text:p>
          </table:table-cell>
          <table:table-cell/>
          <table:table-cell table:formula="of:=ACOS([.A59])*180/PI()" office:value-type="float" office:value="65.4806835166196">
            <text:p>65</text:p>
          </table:table-cell>
          <table:table-cell table:formula="of:=1/SQRT(1-[.A59]^2)*[.B59]*180/PI()" office:value-type="float" office:value="12.4690012851338">
            <text:p>12</text:p>
          </table:table-cell>
          <table:table-cell table:formula="of:=[.C59]*180/PI()" office:value-type="float" office:value="-82.0475562627339">
            <text:p>-82</text:p>
          </table:table-cell>
          <table:table-cell table:formula="of:=[.D59]*180/PI()" office:value-type="float" office:value="23.2047907027983">
            <text:p>23</text:p>
          </table:table-cell>
          <table:table-cell table:formula="of:=[.E59]" office:value-type="float" office:value="269">
            <text:p>269</text:p>
          </table:table-cell>
          <table:table-cell table:formula="of:=[.F59]" office:value-type="float" office:value="16.4">
            <text:p>16.4</text:p>
          </table:table-cell>
        </table:table-row>
        <table:table-row table:style-name="ro1">
          <table:table-cell office:value-type="float" office:value="0.332">
            <text:p>0.332</text:p>
          </table:table-cell>
          <table:table-cell office:value-type="float" office:value="0.198">
            <text:p>0.198</text:p>
          </table:table-cell>
          <table:table-cell office:value-type="float" office:value="-1.398">
            <text:p>-1.398</text:p>
          </table:table-cell>
          <table:table-cell office:value-type="float" office:value="0.403">
            <text:p>0.403</text:p>
          </table:table-cell>
          <table:table-cell office:value-type="float" office:value="260">
            <text:p>260</text:p>
          </table:table-cell>
          <table:table-cell office:value-type="float" office:value="16.1">
            <text:p>16.1</text:p>
          </table:table-cell>
          <table:table-cell/>
          <table:table-cell table:formula="of:=ACOS([.A60])*180/PI()" office:value-type="float" office:value="70.6097876139477">
            <text:p>71</text:p>
          </table:table-cell>
          <table:table-cell table:formula="of:=1/SQRT(1-[.A60]^2)*[.B60]*180/PI()" office:value-type="float" office:value="12.0267277248919">
            <text:p>12</text:p>
          </table:table-cell>
          <table:table-cell table:formula="of:=[.C60]*180/PI()" office:value-type="float" office:value="-80.0994997592891">
            <text:p>-80</text:p>
          </table:table-cell>
          <table:table-cell table:formula="of:=[.D60]*180/PI()" office:value-type="float" office:value="23.0901991437722">
            <text:p>23</text:p>
          </table:table-cell>
          <table:table-cell table:formula="of:=[.E60]" office:value-type="float" office:value="260">
            <text:p>260</text:p>
          </table:table-cell>
          <table:table-cell table:formula="of:=[.F60]" office:value-type="float" office:value="16.1">
            <text:p>16.1</text:p>
          </table:table-cell>
        </table:table-row>
        <table:table-row table:style-name="ro1">
          <table:table-cell office:value-type="float" office:value="0.239">
            <text:p>0.239</text:p>
          </table:table-cell>
          <table:table-cell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.389">
            <text:p>0.389</text:p>
          </table:table-cell>
          <table:table-cell office:value-type="float" office:value="248">
            <text:p>248</text:p>
          </table:table-cell>
          <table:table-cell office:value-type="float" office:value="15.7">
            <text:p>15.7</text:p>
          </table:table-cell>
          <table:table-cell/>
          <table:table-cell table:formula="of:=ACOS([.A61])*180/PI()" office:value-type="float" office:value="76.1724729209934">
            <text:p>76</text:p>
          </table:table-cell>
          <table:table-cell table:formula="of:=1/SQRT(1-[.A61]^2)*[.B61]*180/PI()" office:value-type="float" office:value="11.8011585852616">
            <text:p>12</text:p>
          </table:table-cell>
          <table:table-cell table:formula="of:=[.C61]*180/PI()" office:value-type="float" office:value="-80.2140913183152">
            <text:p>-80</text:p>
          </table:table-cell>
          <table:table-cell table:formula="of:=[.D61]*180/PI()" office:value-type="float" office:value="22.288058230589">
            <text:p>22</text:p>
          </table:table-cell>
          <table:table-cell table:formula="of:=[.E61]" office:value-type="float" office:value="248">
            <text:p>248</text:p>
          </table:table-cell>
          <table:table-cell table:formula="of:=[.F61]" office:value-type="float" office:value="15.7">
            <text:p>15.7</text:p>
          </table:table-cell>
        </table:table-row>
        <table:table-row table:style-name="ro1">
          <table:table-cell office:value-type="float" office:value="0.129">
            <text:p>0.129</text:p>
          </table:table-cell>
          <table:table-cell office:value-type="float" office:value="0.196">
            <text:p>0.196</text:p>
          </table:table-cell>
          <table:table-cell office:value-type="float" office:value="-1.329">
            <text:p>-1.329</text:p>
          </table:table-cell>
          <table:table-cell office:value-type="float" office:value="0.361">
            <text:p>0.361</text:p>
          </table:table-cell>
          <table:table-cell office:value-type="float" office:value="242">
            <text:p>242</text:p>
          </table:table-cell>
          <table:table-cell office:value-type="float" office:value="15.6">
            <text:p>15.6</text:p>
          </table:table-cell>
          <table:table-cell/>
          <table:table-cell table:formula="of:=ACOS([.A62])*180/PI()" office:value-type="float" office:value="82.5881900263769">
            <text:p>83</text:p>
          </table:table-cell>
          <table:table-cell table:formula="of:=1/SQRT(1-[.A62]^2)*[.B62]*180/PI()" office:value-type="float" office:value="11.3245943729573">
            <text:p>11</text:p>
          </table:table-cell>
          <table:table-cell table:formula="of:=[.C62]*180/PI()" office:value-type="float" office:value="-76.1460909728864">
            <text:p>-76</text:p>
          </table:table-cell>
          <table:table-cell table:formula="of:=[.D62]*180/PI()" office:value-type="float" office:value="20.6837764042227">
            <text:p>21</text:p>
          </table:table-cell>
          <table:table-cell table:formula="of:=[.E62]" office:value-type="float" office:value="242">
            <text:p>242</text:p>
          </table:table-cell>
          <table:table-cell table:formula="of:=[.F62]" office:value-type="float" office:value="15.6">
            <text:p>15.6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0.187">
            <text:p>0.187</text:p>
          </table:table-cell>
          <table:table-cell office:value-type="float" office:value="-1.356">
            <text:p>-1.356</text:p>
          </table:table-cell>
          <table:table-cell office:value-type="float" office:value="0.404">
            <text:p>0.404</text:p>
          </table:table-cell>
          <table:table-cell office:value-type="float" office:value="183">
            <text:p>183</text:p>
          </table:table-cell>
          <table:table-cell office:value-type="float" office:value="13.5">
            <text:p>13.5</text:p>
          </table:table-cell>
          <table:table-cell/>
          <table:table-cell table:formula="of:=ACOS([.A63])*180/PI()" office:value-type="float" office:value="87.9369061455127">
            <text:p>88</text:p>
          </table:table-cell>
          <table:table-cell table:formula="of:=1/SQRT(1-[.A63]^2)*[.B63]*180/PI()" office:value-type="float" office:value="10.7212603980942">
            <text:p>11</text:p>
          </table:table-cell>
          <table:table-cell table:formula="of:=[.C63]*180/PI()" office:value-type="float" office:value="-77.6930770197396">
            <text:p>-78</text:p>
          </table:table-cell>
          <table:table-cell table:formula="of:=[.D63]*180/PI()" office:value-type="float" office:value="23.1474949232853">
            <text:p>23</text:p>
          </table:table-cell>
          <table:table-cell table:formula="of:=[.E63]" office:value-type="float" office:value="183">
            <text:p>183</text:p>
          </table:table-cell>
          <table:table-cell table:formula="of:=[.F63]" office:value-type="float" office:value="13.5">
            <text:p>13.5</text:p>
          </table:table-cell>
        </table:table-row>
        <table:table-row table:style-name="ro1">
          <table:table-cell office:value-type="float" office:value="-0.069">
            <text:p>-0.069</text:p>
          </table:table-cell>
          <table:table-cell office:value-type="float" office:value="0.186">
            <text:p>0.186</text:p>
          </table:table-cell>
          <table:table-cell office:value-type="float" office:value="-1.28">
            <text:p>-1.28</text:p>
          </table:table-cell>
          <table:table-cell office:value-type="float" office:value="0.381">
            <text:p>0.381</text:p>
          </table:table-cell>
          <table:table-cell office:value-type="float" office:value="139">
            <text:p>139</text:p>
          </table:table-cell>
          <table:table-cell office:value-type="float" office:value="11.8">
            <text:p>11.8</text:p>
          </table:table-cell>
          <table:table-cell/>
          <table:table-cell table:formula="of:=ACOS([.A64])*180/PI()" office:value-type="float" office:value="93.9565525563129">
            <text:p>94</text:p>
          </table:table-cell>
          <table:table-cell table:formula="of:=1/SQRT(1-[.A64]^2)*[.B64]*180/PI()" office:value-type="float" office:value="10.6824749609641">
            <text:p>11</text:p>
          </table:table-cell>
          <table:table-cell table:formula="of:=[.C64]*180/PI()" office:value-type="float" office:value="-73.3385977767454">
            <text:p>-73</text:p>
          </table:table-cell>
          <table:table-cell table:formula="of:=[.D64]*180/PI()" office:value-type="float" office:value="21.8296919944844">
            <text:p>22</text:p>
          </table:table-cell>
          <table:table-cell table:formula="of:=[.E64]" office:value-type="float" office:value="139">
            <text:p>139</text:p>
          </table:table-cell>
          <table:table-cell table:formula="of:=[.F64]" office:value-type="float" office:value="11.8">
            <text:p>11.8</text:p>
          </table:table-cell>
        </table:table-row>
        <table:table-row table:style-name="ro1">
          <table:table-cell office:value-type="float" office:value="-0.147">
            <text:p>-0.147</text:p>
          </table:table-cell>
          <table:table-cell office:value-type="float" office:value="0.184">
            <text:p>0.184</text:p>
          </table:table-cell>
          <table:table-cell office:value-type="float" office:value="-1.347">
            <text:p>-1.347</text:p>
          </table:table-cell>
          <table:table-cell office:value-type="float" office:value="0.367">
            <text:p>0.367</text:p>
          </table:table-cell>
          <table:table-cell office:value-type="float" office:value="118">
            <text:p>118</text:p>
          </table:table-cell>
          <table:table-cell office:value-type="float" office:value="10.9">
            <text:p>10.9</text:p>
          </table:table-cell>
          <table:table-cell/>
          <table:table-cell table:formula="of:=ACOS([.A65])*180/PI()" office:value-type="float" office:value="98.4531119644031">
            <text:p>98</text:p>
          </table:table-cell>
          <table:table-cell table:formula="of:=1/SQRT(1-[.A65]^2)*[.B65]*180/PI()" office:value-type="float" office:value="10.6582089677491">
            <text:p>11</text:p>
          </table:table-cell>
          <table:table-cell table:formula="of:=[.C65]*180/PI()" office:value-type="float" office:value="-77.1774150041219">
            <text:p>-77</text:p>
          </table:table-cell>
          <table:table-cell table:formula="of:=[.D65]*180/PI()" office:value-type="float" office:value="21.0275510813012">
            <text:p>21</text:p>
          </table:table-cell>
          <table:table-cell table:formula="of:=[.E65]" office:value-type="float" office:value="118">
            <text:p>118</text:p>
          </table:table-cell>
          <table:table-cell table:formula="of:=[.F65]" office:value-type="float" office:value="10.9">
            <text:p>10.9</text:p>
          </table:table-cell>
        </table:table-row>
        <table:table-row table:style-name="ro1">
          <table:table-cell office:value-type="float" office:value="-0.211">
            <text:p>-0.211</text:p>
          </table:table-cell>
          <table:table-cell office:value-type="float" office:value="0.173">
            <text:p>0.173</text:p>
          </table:table-cell>
          <table:table-cell office:value-type="float" office:value="-1.336">
            <text:p>-1.336</text:p>
          </table:table-cell>
          <table:table-cell office:value-type="float" office:value="0.316">
            <text:p>0.316</text:p>
          </table:table-cell>
          <table:table-cell office:value-type="float" office:value="76">
            <text:p>76</text:p>
          </table:table-cell>
          <table:table-cell office:value-type="float" office:value="8.7">
            <text:p>8.7</text:p>
          </table:table-cell>
          <table:table-cell/>
          <table:table-cell table:formula="of:=ACOS([.A66])*180/PI()" office:value-type="float" office:value="102.180961228393">
            <text:p>102</text:p>
          </table:table-cell>
          <table:table-cell table:formula="of:=1/SQRT(1-[.A66]^2)*[.B66]*180/PI()" office:value-type="float" office:value="10.1404718168219">
            <text:p>10</text:p>
          </table:table-cell>
          <table:table-cell table:formula="of:=[.C66]*180/PI()" office:value-type="float" office:value="-76.547161429478">
            <text:p>-77</text:p>
          </table:table-cell>
          <table:table-cell table:formula="of:=[.D66]*180/PI()" office:value-type="float" office:value="18.105466326134">
            <text:p>18</text:p>
          </table:table-cell>
          <table:table-cell table:formula="of:=[.E66]" office:value-type="float" office:value="76">
            <text:p>76</text:p>
          </table:table-cell>
          <table:table-cell table:formula="of:=[.F66]" office:value-type="float" office:value="8.7">
            <text:p>8.7</text:p>
          </table:table-cell>
        </table:table-row>
        <table:table-row table:style-name="ro1">
          <table:table-cell office:value-type="float" office:value="-0.282">
            <text:p>-0.282</text:p>
          </table:table-cell>
          <table:table-cell office:value-type="float" office:value="0.122">
            <text:p>0.122</text:p>
          </table:table-cell>
          <table:table-cell office:value-type="float" office:value="-1.44">
            <text:p>-1.44</text:p>
          </table:table-cell>
          <table:table-cell office:value-type="float" office:value="0.321">
            <text:p>0.321</text:p>
          </table:table-cell>
          <table:table-cell office:value-type="float" office:value="38">
            <text:p>38</text:p>
          </table:table-cell>
          <table:table-cell office:value-type="float" office:value="6.2">
            <text:p>6.2</text:p>
          </table:table-cell>
          <table:table-cell/>
          <table:table-cell table:formula="of:=ACOS([.A67])*180/PI()" office:value-type="float" office:value="106.379607289924">
            <text:p>106</text:p>
          </table:table-cell>
          <table:table-cell table:formula="of:=1/SQRT(1-[.A67]^2)*[.B67]*180/PI()" office:value-type="float" office:value="7.28578293816236">
            <text:p>7</text:p>
          </table:table-cell>
          <table:table-cell table:formula="of:=[.C67]*180/PI()" office:value-type="float" office:value="-82.5059224988386">
            <text:p>-83</text:p>
          </table:table-cell>
          <table:table-cell table:formula="of:=[.D67]*180/PI()" office:value-type="float" office:value="18.3919452236994">
            <text:p>18</text:p>
          </table:table-cell>
          <table:table-cell table:formula="of:=[.E67]" office:value-type="float" office:value="38">
            <text:p>38</text:p>
          </table:table-cell>
          <table:table-cell table:formula="of:=[.F67]" office:value-type="float" office:value="6.2">
            <text:p>6.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08:1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2-08-02T07:57:42</meta:creation-date>
    <dc:date>2012-08-02T08:17:28</dc:date>
    <dc:creator>Jeromy Tompkins</dc:creator>
    <meta:editing-duration>PT00H04M36S</meta:editing-duration>
    <meta:editing-cycles>1</meta:editing-cycles>
    <meta:document-statistic meta:table-count="3" meta:cell-count="794" meta:object-count="0"/>
    <meta:generator>OpenOffice.org/3.2$Linux OpenOffice.org_project/320m12$Build-9483</meta:generator>
  </office:meta>
</office:document-meta>
</file>